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tave:3&gt; responseTeste</text:p>
      <text:p text:style-name="P1">responseTeste = </text:p>
      <text:p text:style-name="P1">{</text:p>
      <text:p text:style-name="P1"><text:s text:c="2"/>[1,1] = <text:s/>1</text:p>
      <text:p text:style-name="P1"><text:s text:c="2"/>[2,1] = <text:s/>2</text:p>
      <text:p text:style-name="P1"><text:s text:c="2"/>[3,1] = <text:s/>2</text:p>
      <text:p text:style-name="P1"><text:s text:c="2"/>[4,1] = <text:s/>1</text:p>
      <text:p text:style-name="P1"><text:s text:c="2"/>[5,1] = <text:s/>2</text:p>
      <text:p text:style-name="P1"><text:s text:c="2"/>[6,1] = <text:s/>3</text:p>
      <text:p text:style-name="P1"><text:s text:c="2"/>[7,1] = <text:s/>1</text:p>
      <text:p text:style-name="P1"><text:s text:c="2"/>[8,1] = <text:s/>2</text:p>
      <text:p text:style-name="P1"><text:s text:c="2"/>[9,1] = <text:s/>3</text:p>
      <text:p text:style-name="P1"><text:s text:c="2"/>[10,1] = <text:s/>1</text:p>
      <text:p text:style-name="P1"><text:s text:c="2"/>[11,1] = <text:s/>2</text:p>
      <text:p text:style-name="P1"><text:s text:c="2"/>[12,1] = <text:s/>3</text:p>
      <text:p text:style-name="P1"><text:s text:c="2"/>[13,1] = <text:s/>1</text:p>
      <text:p text:style-name="P1"><text:s text:c="2"/>[14,1] = <text:s/>2</text:p>
      <text:p text:style-name="P1"><text:s text:c="2"/>[15,1] = <text:s/>3</text:p>
      <text:p text:style-name="P1"><text:s text:c="2"/>[16,1] = <text:s/>1</text:p>
      <text:p text:style-name="P1"><text:s text:c="2"/>[17,1] = <text:s/>2</text:p>
      <text:p text:style-name="P1"><text:s text:c="2"/>[18,1] = <text:s/>2</text:p>
      <text:p text:style-name="P1"><text:s text:c="2"/>[19,1] = <text:s/>1</text:p>
      <text:p text:style-name="P1"><text:s text:c="2"/>[20,1] = <text:s/>2</text:p>
      <text:p text:style-name="P1"><text:s text:c="2"/>[21,1] =</text:p>
      <text:p text:style-name="P1"/>
      <text:p text:style-name="P1"><text:s text:c="5"/>1 <text:s text:c="2"/>2</text:p>
      <text:p text:style-name="P1"/>
      <text:p text:style-name="P1"><text:s text:c="2"/>[22,1] = <text:s/>1</text:p>
      <text:p text:style-name="P1"><text:s text:c="2"/>[23,1] = <text:s/>2</text:p>
      <text:p text:style-name="P1"><text:s text:c="2"/>[24,1] = <text:s/>3</text:p>
      <text:p text:style-name="P1"><text:s text:c="2"/>[25,1] = <text:s/>1</text:p>
      <text:p text:style-name="P1"><text:s text:c="2"/>[26,1] = <text:s/>2</text:p>
      <text:p text:style-name="P1"><text:s text:c="2"/>[27,1] = <text:s/>3</text:p>
      <text:p text:style-name="P1"><text:s text:c="2"/>[28,1] = <text:s/>1</text:p>
      <text:p text:style-name="P1"><text:s text:c="2"/>[29,1] = <text:s/>2</text:p>
      <text:p text:style-name="P1"><text:s text:c="2"/>[30,1] = <text:s/>3</text:p>
      <text:p text:style-name="P1"><text:s text:c="2"/>[31,1] = <text:s/>1</text:p>
      <text:p text:style-name="P1"><text:s text:c="2"/>[32,1] = <text:s/>2</text:p>
      <text:p text:style-name="P1"><text:s text:c="2"/>[33,1] = <text:s/>2</text:p>
      <text:p text:style-name="P1"><text:s text:c="2"/>[34,1] = <text:s/>1</text:p>
      <text:p text:style-name="P1"><text:s text:c="2"/>[35,1] = <text:s/>2</text:p>
      <text:p text:style-name="P1"><text:s text:c="2"/>[36,1] = <text:s/>2</text:p>
      <text:p text:style-name="P1"><text:s text:c="2"/>[37,1] = <text:s/>1</text:p>
      <text:p text:style-name="P1"><text:s text:c="2"/>[38,1] = <text:s/>2</text:p>
      <text:p text:style-name="P1"><text:s text:c="2"/>[39,1] = <text:s/>3</text:p>
      <text:p text:style-name="P1"><text:s text:c="2"/>[40,1] = <text:s/>1</text:p>
      <text:p text:style-name="P1"><text:s text:c="2"/>[41,1] = <text:s/>2</text:p>
      <text:p text:style-name="P1"><text:s text:c="2"/>[42,1] = <text:s/>3</text:p>
      <text:p text:style-name="P1"><text:s text:c="2"/>[43,1] = <text:s/>1</text:p>
      <text:p text:style-name="P1"><text:s text:c="2"/>[44,1] = <text:s/>2</text:p>
      <text:p text:style-name="P1"><text:s text:c="2"/>[45,1] = <text:s/>3</text:p>
      <text:p text:style-name="P1"><text:s text:c="2"/>[46,1] = <text:s/>1</text:p>
      <text:p text:style-name="P1"><text:soft-page-break/><text:s text:c="2"/>[47,1] = <text:s/>2</text:p>
      <text:p text:style-name="P1"><text:s text:c="2"/>[48,1] = <text:s/>3</text:p>
      <text:p text:style-name="P1"><text:s text:c="2"/>[49,1] = <text:s/>1</text:p>
      <text:p text:style-name="P1"><text:s text:c="2"/>[50,1] = <text:s/>2</text:p>
      <text:p text:style-name="P1"><text:s text:c="2"/>[51,1] = <text:s/>2</text:p>
      <text:p text:style-name="P1"><text:s text:c="2"/>[52,1] = <text:s/>1</text:p>
      <text:p text:style-name="P1"><text:s text:c="2"/>[53,1] = <text:s/>2</text:p>
      <text:p text:style-name="P1"><text:s text:c="2"/>[54,1] = <text:s/>3</text:p>
      <text:p text:style-name="P1"><text:s text:c="2"/>[55,1] = <text:s/>1</text:p>
      <text:p text:style-name="P1"><text:s text:c="2"/>[56,1] = <text:s/>2</text:p>
      <text:p text:style-name="P1"><text:s text:c="2"/>[57,1] = <text:s/>3</text:p>
      <text:p text:style-name="P1"><text:s text:c="2"/>[58,1] = <text:s/>1</text:p>
      <text:p text:style-name="P1"><text:s text:c="2"/>[59,1] = <text:s/>2</text:p>
      <text:p text:style-name="P1"><text:s text:c="2"/>[60,1] = <text:s/>2</text:p>
      <text:p text:style-name="P1"><text:s text:c="2"/>[61,1] = <text:s/>1</text:p>
      <text:p text:style-name="P1"><text:s text:c="2"/>[62,1] = <text:s/>2</text:p>
      <text:p text:style-name="P1"><text:s text:c="2"/>[63,1] = <text:s/>2</text:p>
      <text:p text:style-name="P1"><text:s text:c="2"/>[64,1] = <text:s/>1</text:p>
      <text:p text:style-name="P1"><text:s text:c="2"/>[65,1] = <text:s/>2</text:p>
      <text:p text:style-name="P1"><text:s text:c="2"/>[66,1] = <text:s/>3</text:p>
      <text:p text:style-name="P1"><text:s text:c="2"/>[67,1] = <text:s/>1</text:p>
      <text:p text:style-name="P1"><text:s text:c="2"/>[68,1] = <text:s/>2</text:p>
      <text:p text:style-name="P1"><text:s text:c="2"/>[69,1] = <text:s/>3</text:p>
      <text:p text:style-name="P1"><text:s text:c="2"/>[70,1] = <text:s/>1</text:p>
      <text:p text:style-name="P1"><text:s text:c="2"/>[71,1] = <text:s/>2</text:p>
      <text:p text:style-name="P1"><text:s text:c="2"/>[72,1] = <text:s/>3</text:p>
      <text:p text:style-name="P1"><text:s text:c="2"/>[73,1] = <text:s/>1</text:p>
      <text:p text:style-name="P1"><text:s text:c="2"/>[74,1] = <text:s/>2</text:p>
      <text:p text:style-name="P1"><text:s text:c="2"/>[75,1] = <text:s/>3</text:p>
      <text:p text:style-name="P1"><text:s text:c="2"/>[76,1] = <text:s/>1</text:p>
      <text:p text:style-name="P1"><text:s text:c="2"/>[77,1] = <text:s/>2</text:p>
      <text:p text:style-name="P1"><text:s text:c="2"/>[78,1] = <text:s/>3</text:p>
      <text:p text:style-name="P1"><text:s text:c="2"/>[79,1] = <text:s/>1</text:p>
      <text:p text:style-name="P1"><text:s text:c="2"/>[80,1] = <text:s/>2</text:p>
      <text:p text:style-name="P1"><text:s text:c="2"/>[81,1] = <text:s/>2</text:p>
      <text:p text:style-name="P1"><text:s text:c="2"/>[82,1] = <text:s/>1</text:p>
      <text:p text:style-name="P1"><text:s text:c="2"/>[83,1] = <text:s/>2</text:p>
      <text:p text:style-name="P1"><text:s text:c="2"/>[84,1] = <text:s/>3</text:p>
      <text:p text:style-name="P1"><text:s text:c="2"/>[85,1] = <text:s/>1</text:p>
      <text:p text:style-name="P1"><text:s text:c="2"/>[86,1] = <text:s/>2</text:p>
      <text:p text:style-name="P1"><text:s text:c="2"/>[87,1] = <text:s/>3</text:p>
      <text:p text:style-name="P1"><text:s text:c="2"/>[88,1] = <text:s/>1</text:p>
      <text:p text:style-name="P1"><text:s text:c="2"/>[89,1] = <text:s/>2</text:p>
      <text:p text:style-name="P1"><text:s text:c="2"/>[90,1] = <text:s/>2</text:p>
      <text:p text:style-name="P1"><text:s text:c="2"/>[91,1] = <text:s/>1</text:p>
      <text:p text:style-name="P1"><text:s text:c="2"/>[92,1] = <text:s/>2</text:p>
      <text:p text:style-name="P1"><text:s text:c="2"/>[93,1] = <text:s/>3</text:p>
      <text:p text:style-name="P1"><text:s text:c="2"/>[94,1] = <text:s/>1</text:p>
      <text:p text:style-name="P1"><text:s text:c="2"/>[95,1] = <text:s/>2</text:p>
      <text:p text:style-name="P1"><text:s text:c="2"/>[96,1] = <text:s/>3</text:p>
      <text:p text:style-name="P1"><text:s text:c="2"/>[97,1] = <text:s/>1</text:p>
      <text:p text:style-name="P1"><text:s text:c="2"/>[98,1] = <text:s/>2</text:p>
      <text:p text:style-name="P1"><text:soft-page-break/><text:s text:c="2"/>[99,1] = <text:s/>3</text:p>
      <text:p text:style-name="P1"><text:s text:c="2"/>[100,1] = <text:s/>1</text:p>
      <text:p text:style-name="P1"><text:s text:c="2"/>[101,1] = <text:s/>2</text:p>
      <text:p text:style-name="P1"><text:s text:c="2"/>[102,1] = <text:s/>3</text:p>
      <text:p text:style-name="P1"><text:s text:c="2"/>[103,1] = <text:s/>1</text:p>
      <text:p text:style-name="P1"><text:s text:c="2"/>[104,1] = <text:s/>2</text:p>
      <text:p text:style-name="P1"><text:s text:c="2"/>[105,1] = <text:s/>2</text:p>
      <text:p text:style-name="P1"><text:s text:c="2"/>[106,1] = <text:s/>1</text:p>
      <text:p text:style-name="P1"><text:s text:c="2"/>[107,1] = <text:s/>2</text:p>
      <text:p text:style-name="P1"><text:s text:c="2"/>[108,1] = <text:s/>3</text:p>
      <text:p text:style-name="P1"><text:s text:c="2"/>[109,1] = <text:s/>1</text:p>
      <text:p text:style-name="P1"><text:s text:c="2"/>[110,1] = <text:s/>2</text:p>
      <text:p text:style-name="P1"><text:s text:c="2"/>[111,1] = <text:s/>3</text:p>
      <text:p text:style-name="P1"><text:s text:c="2"/>[112,1] = <text:s/>1</text:p>
      <text:p text:style-name="P1"><text:s text:c="2"/>[113,1] = <text:s/>2</text:p>
      <text:p text:style-name="P1"><text:s text:c="2"/>[114,1] = <text:s/>3</text:p>
      <text:p text:style-name="P1"><text:s text:c="2"/>[115,1] = <text:s/>1</text:p>
      <text:p text:style-name="P1"><text:s text:c="2"/>[116,1] = <text:s/>2</text:p>
      <text:p text:style-name="P1"><text:s text:c="2"/>[117,1] = <text:s/>3</text:p>
      <text:p text:style-name="P1"><text:s text:c="2"/>[118,1] = <text:s/>1</text:p>
      <text:p text:style-name="P1"><text:s text:c="2"/>[119,1] = <text:s/>2</text:p>
      <text:p text:style-name="P1"><text:s text:c="2"/>[120,1] = <text:s/>2</text:p>
      <text:p text:style-name="P1"><text:s text:c="2"/>[121,1] = <text:s/>1</text:p>
      <text:p text:style-name="P1"><text:s text:c="2"/>[122,1] = <text:s/>2</text:p>
      <text:p text:style-name="P1"><text:s text:c="2"/>[123,1] = <text:s/>3</text:p>
      <text:p text:style-name="P1"><text:s text:c="2"/>[124,1] = <text:s/>1</text:p>
      <text:p text:style-name="P1"><text:s text:c="2"/>[125,1] = <text:s/>2</text:p>
      <text:p text:style-name="P1"><text:s text:c="2"/>[126,1] = <text:s/>3</text:p>
      <text:p text:style-name="P1"><text:s text:c="2"/>[127,1] = <text:s/>1</text:p>
      <text:p text:style-name="P1"><text:s text:c="2"/>[128,1] = <text:s/>2</text:p>
      <text:p text:style-name="P1"><text:s text:c="2"/>[129,1] = <text:s/>3</text:p>
      <text:p text:style-name="P1"><text:s text:c="2"/>[130,1] = <text:s/>1</text:p>
      <text:p text:style-name="P1"><text:s text:c="2"/>[131,1] = <text:s/>2</text:p>
      <text:p text:style-name="P1"><text:s text:c="2"/>[132,1] = <text:s/>3</text:p>
      <text:p text:style-name="P1"><text:s text:c="2"/>[133,1] = <text:s/>1</text:p>
      <text:p text:style-name="P1"><text:s text:c="2"/>[134,1] = <text:s/>2</text:p>
      <text:p text:style-name="P1"><text:s text:c="2"/>[135,1] = <text:s/>3</text:p>
      <text:p text:style-name="P1"><text:s text:c="2"/>[136,1] = <text:s/>1</text:p>
      <text:p text:style-name="P1"><text:s text:c="2"/>[137,1] = <text:s/>2</text:p>
      <text:p text:style-name="P1"><text:s text:c="2"/>[138,1] = <text:s/>2</text:p>
      <text:p text:style-name="P1"><text:s text:c="2"/>[139,1] = <text:s/>1</text:p>
      <text:p text:style-name="P1"><text:s text:c="2"/>[140,1] = <text:s/>2</text:p>
      <text:p text:style-name="P1"><text:s text:c="2"/>[141,1] = <text:s/>2</text:p>
      <text:p text:style-name="P1"><text:s text:c="2"/>[142,1] = <text:s/>1</text:p>
      <text:p text:style-name="P1"><text:s text:c="2"/>[143,1] =</text:p>
      <text:p text:style-name="P1"/>
      <text:p text:style-name="P1"><text:s text:c="5"/>1 <text:s text:c="2"/>2</text:p>
      <text:p text:style-name="P1"/>
      <text:p text:style-name="P1"><text:s text:c="2"/>[144,1] = <text:s/>2</text:p>
      <text:p text:style-name="P1"><text:s text:c="2"/>[145,1] = <text:s/>1</text:p>
      <text:p text:style-name="P1"><text:s text:c="2"/>[146,1] = <text:s/>2</text:p>
      <text:p text:style-name="P1"><text:s text:c="2"/>[147,1] = <text:s/>3</text:p>
      <text:p text:style-name="P1"><text:soft-page-break/><text:s text:c="2"/>[148,1] = <text:s/>1</text:p>
      <text:p text:style-name="P1"><text:s text:c="2"/>[149,1] = <text:s/>2</text:p>
      <text:p text:style-name="P1"><text:s text:c="2"/>[150,1] = <text:s/>2</text:p>
      <text:p text:style-name="P1"><text:s text:c="2"/>[151,1] = <text:s/>1</text:p>
      <text:p text:style-name="P1"><text:s text:c="2"/>[152,1] = <text:s/>2</text:p>
      <text:p text:style-name="P1"><text:s text:c="2"/>[153,1] = <text:s/>3</text:p>
      <text:p text:style-name="P1"><text:s text:c="2"/>[154,1] = <text:s/>1</text:p>
      <text:p text:style-name="P1"><text:s text:c="2"/>[155,1] = <text:s/>2</text:p>
      <text:p text:style-name="P1"><text:s text:c="2"/>[156,1] = <text:s/>3</text:p>
      <text:p text:style-name="P1"><text:s text:c="2"/>[157,1] = <text:s/>1</text:p>
      <text:p text:style-name="P1"><text:s text:c="2"/>[158,1] = <text:s/>2</text:p>
      <text:p text:style-name="P1"><text:s text:c="2"/>[159,1] = <text:s/>3</text:p>
      <text:p text:style-name="P1"><text:s text:c="2"/>[160,1] = <text:s/>1</text:p>
      <text:p text:style-name="P1"><text:s text:c="2"/>[161,1] = <text:s/>2</text:p>
      <text:p text:style-name="P1"><text:s text:c="2"/>[162,1] = <text:s/>3</text:p>
      <text:p text:style-name="P1"><text:s text:c="2"/>[163,1] = <text:s/>1</text:p>
      <text:p text:style-name="P1"><text:s text:c="2"/>[164,1] = <text:s/>2</text:p>
      <text:p text:style-name="P1"><text:s text:c="2"/>[165,1] = <text:s/>3</text:p>
      <text:p text:style-name="P1"><text:s text:c="2"/>[166,1] = <text:s/>1</text:p>
      <text:p text:style-name="P1"><text:s text:c="2"/>[167,1] = <text:s/>2</text:p>
      <text:p text:style-name="P1"><text:s text:c="2"/>[168,1] = <text:s/>3</text:p>
      <text:p text:style-name="P1"><text:s text:c="2"/>[169,1] = <text:s/>1</text:p>
      <text:p text:style-name="P1"><text:s text:c="2"/>[170,1] = <text:s/>2</text:p>
      <text:p text:style-name="P1"><text:s text:c="2"/>[171,1] = <text:s/>3</text:p>
      <text:p text:style-name="P1"><text:s text:c="2"/>[172,1] = <text:s/>1</text:p>
      <text:p text:style-name="P1"><text:s text:c="2"/>[173,1] = <text:s/>2</text:p>
      <text:p text:style-name="P1"><text:s text:c="2"/>[174,1] = <text:s/>3</text:p>
      <text:p text:style-name="P1"><text:s text:c="2"/>[175,1] = <text:s/>1</text:p>
      <text:p text:style-name="P1"><text:s text:c="2"/>[176,1] = <text:s/>2</text:p>
      <text:p text:style-name="P1"><text:s text:c="2"/>[177,1] = <text:s/>3</text:p>
      <text:p text:style-name="P1"><text:s text:c="2"/>[178,1] = <text:s/>1</text:p>
      <text:p text:style-name="P1"><text:s text:c="2"/>[179,1] = <text:s/>2</text:p>
      <text:p text:style-name="P1"><text:s text:c="2"/>[180,1] = <text:s/>3</text:p>
      <text:p text:style-name="P1"><text:s text:c="2"/>[181,1] = <text:s/>1</text:p>
      <text:p text:style-name="P1"><text:s text:c="2"/>[182,1] = <text:s/>2</text:p>
      <text:p text:style-name="P1"><text:s text:c="2"/>[183,1] = <text:s/>3</text:p>
      <text:p text:style-name="P1"><text:s text:c="2"/>[184,1] = <text:s/>1</text:p>
      <text:p text:style-name="P1"><text:s text:c="2"/>[185,1] = <text:s/>2</text:p>
      <text:p text:style-name="P1"><text:s text:c="2"/>[186,1] = <text:s/>3</text:p>
      <text:p text:style-name="P1"><text:s text:c="2"/>[187,1] = <text:s/>1</text:p>
      <text:p text:style-name="P1"><text:s text:c="2"/>[188,1] = <text:s/>2</text:p>
      <text:p text:style-name="P1"><text:s text:c="2"/>[189,1] = <text:s/>3</text:p>
      <text:p text:style-name="P1"><text:s text:c="2"/>[190,1] = <text:s/>1</text:p>
      <text:p text:style-name="P1"><text:s text:c="2"/>[191,1] = <text:s/>2</text:p>
      <text:p text:style-name="P1"><text:s text:c="2"/>[192,1] = <text:s/>3</text:p>
      <text:p text:style-name="P1"><text:s text:c="2"/>[193,1] = <text:s/>1</text:p>
      <text:p text:style-name="P1"><text:s text:c="2"/>[194,1] = <text:s/>2</text:p>
      <text:p text:style-name="P1"><text:s text:c="2"/>[195,1] = <text:s/>3</text:p>
      <text:p text:style-name="P1"><text:s text:c="2"/>[196,1] = <text:s/>1</text:p>
      <text:p text:style-name="P1"><text:s text:c="2"/>[197,1] = <text:s/>2</text:p>
      <text:p text:style-name="P1"><text:s text:c="2"/>[198,1] = <text:s/>3</text:p>
      <text:p text:style-name="P1"><text:s text:c="2"/>[199,1] = <text:s/>1</text:p>
      <text:p text:style-name="P1"><text:soft-page-break/><text:s text:c="2"/>[200,1] = <text:s/>2</text:p>
      <text:p text:style-name="P1"><text:s text:c="2"/>[201,1] = <text:s/>3</text:p>
      <text:p text:style-name="P1"><text:s text:c="2"/>[202,1] = <text:s/>1</text:p>
      <text:p text:style-name="P1"><text:s text:c="2"/>[203,1] =</text:p>
      <text:p text:style-name="P1"/>
      <text:p text:style-name="P1"><text:s text:c="5"/>3 <text:s text:c="2"/>2</text:p>
      <text:p text:style-name="P1"/>
      <text:p text:style-name="P1"><text:s text:c="2"/>[204,1] = <text:s/>2</text:p>
      <text:p text:style-name="P1"><text:s text:c="2"/>[205,1] = <text:s/>1</text:p>
      <text:p text:style-name="P1"><text:s text:c="2"/>[206,1] = <text:s/>2</text:p>
      <text:p text:style-name="P1"><text:s text:c="2"/>[207,1] = <text:s/>2</text:p>
      <text:p text:style-name="P1"><text:s text:c="2"/>[208,1] = <text:s/>1</text:p>
      <text:p text:style-name="P1"><text:s text:c="2"/>[209,1] = <text:s/>2</text:p>
      <text:p text:style-name="P1"><text:s text:c="2"/>[210,1] = <text:s/>3</text:p>
      <text:p text:style-name="P1"><text:s text:c="2"/>[211,1] = <text:s/>1</text:p>
      <text:p text:style-name="P1"><text:s text:c="2"/>[212,1] = <text:s/>2</text:p>
      <text:p text:style-name="P1"><text:s text:c="2"/>[213,1] = <text:s/>3</text:p>
      <text:p text:style-name="P1"><text:s text:c="2"/>[214,1] = <text:s/>1</text:p>
      <text:p text:style-name="P1"><text:s text:c="2"/>[215,1] = <text:s/>2</text:p>
      <text:p text:style-name="P1"><text:s text:c="2"/>[216,1] = <text:s/>3</text:p>
      <text:p text:style-name="P1"><text:s text:c="2"/>[217,1] = <text:s/>1</text:p>
      <text:p text:style-name="P1"><text:s text:c="2"/>[218,1] = <text:s/>2</text:p>
      <text:p text:style-name="P1"><text:s text:c="2"/>[219,1] = <text:s/>3</text:p>
      <text:p text:style-name="P1"><text:s text:c="2"/>[220,1] = <text:s/>1</text:p>
      <text:p text:style-name="P1"><text:s text:c="2"/>[221,1] = <text:s/>2</text:p>
      <text:p text:style-name="P1"><text:s text:c="2"/>[222,1] = <text:s/>3</text:p>
      <text:p text:style-name="P1"><text:s text:c="2"/>[223,1] = <text:s/>1</text:p>
      <text:p text:style-name="P1"><text:s text:c="2"/>[224,1] = <text:s/>2</text:p>
      <text:p text:style-name="P1"><text:s text:c="2"/>[225,1] = <text:s/>3</text:p>
      <text:p text:style-name="P1"><text:s text:c="2"/>[226,1] = <text:s/>1</text:p>
      <text:p text:style-name="P1"><text:s text:c="2"/>[227,1] = <text:s/>2</text:p>
      <text:p text:style-name="P1"><text:s text:c="2"/>[228,1] = <text:s/>3</text:p>
      <text:p text:style-name="P1"><text:s text:c="2"/>[229,1] = <text:s/>1</text:p>
      <text:p text:style-name="P1"><text:s text:c="2"/>[230,1] = <text:s/>2</text:p>
      <text:p text:style-name="P1"><text:s text:c="2"/>[231,1] = <text:s/>3</text:p>
      <text:p text:style-name="P1"><text:s text:c="2"/>[232,1] = <text:s/>1</text:p>
      <text:p text:style-name="P1"><text:s text:c="2"/>[233,1] = <text:s/>2</text:p>
      <text:p text:style-name="P1"><text:s text:c="2"/>[234,1] = <text:s/>2</text:p>
      <text:p text:style-name="P1"><text:s text:c="2"/>[235,1] = <text:s/>1</text:p>
      <text:p text:style-name="P1"><text:s text:c="2"/>[236,1] = <text:s/>2</text:p>
      <text:p text:style-name="P1"><text:s text:c="2"/>[237,1] = <text:s/>3</text:p>
      <text:p text:style-name="P1"><text:s text:c="2"/>[238,1] = <text:s/>1</text:p>
      <text:p text:style-name="P1"><text:s text:c="2"/>[239,1] = <text:s/>2</text:p>
      <text:p text:style-name="P1"><text:s text:c="2"/>[240,1] = <text:s/>3</text:p>
      <text:p text:style-name="P1"><text:s text:c="2"/>[241,1] = <text:s/>1</text:p>
      <text:p text:style-name="P1"><text:s text:c="2"/>[242,1] = <text:s/>2</text:p>
      <text:p text:style-name="P1"><text:s text:c="2"/>[243,1] = <text:s/>3</text:p>
      <text:p text:style-name="P1"><text:s text:c="2"/>[244,1] = <text:s/>1</text:p>
      <text:p text:style-name="P1"><text:s text:c="2"/>[245,1] = <text:s/>2</text:p>
      <text:p text:style-name="P1"><text:s text:c="2"/>[246,1] = <text:s/>3</text:p>
      <text:p text:style-name="P1"><text:s text:c="2"/>[247,1] = <text:s/>1</text:p>
      <text:p text:style-name="P1"><text:s text:c="2"/>[248,1] = <text:s/>2</text:p>
      <text:p text:style-name="P1"><text:soft-page-break/><text:s text:c="2"/>[249,1] = <text:s/>3</text:p>
      <text:p text:style-name="P1"><text:s text:c="2"/>[250,1] = <text:s/>1</text:p>
      <text:p text:style-name="P1"><text:s text:c="2"/>[251,1] = <text:s/>2</text:p>
      <text:p text:style-name="P1"><text:s text:c="2"/>[252,1] =</text:p>
      <text:p text:style-name="P1"/>
      <text:p text:style-name="P1"><text:s text:c="5"/>3 <text:s text:c="2"/>2</text:p>
      <text:p text:style-name="P1"/>
      <text:p text:style-name="P1"><text:s text:c="2"/>[253,1] = <text:s/>1</text:p>
      <text:p text:style-name="P1"><text:s text:c="2"/>[254,1] = <text:s/>2</text:p>
      <text:p text:style-name="P1"><text:s text:c="2"/>[255,1] = <text:s/>3</text:p>
      <text:p text:style-name="P1"><text:s text:c="2"/>[256,1] = <text:s/>1</text:p>
      <text:p text:style-name="P1"><text:s text:c="2"/>[257,1] = <text:s/>2</text:p>
      <text:p text:style-name="P1"><text:s text:c="2"/>[258,1] = <text:s/>3</text:p>
      <text:p text:style-name="P1"><text:s text:c="2"/>[259,1] = <text:s/>1</text:p>
      <text:p text:style-name="P1"><text:s text:c="2"/>[260,1] = <text:s/>2</text:p>
      <text:p text:style-name="P1"><text:s text:c="2"/>[261,1] = <text:s/>3</text:p>
      <text:p text:style-name="P1"><text:s text:c="2"/>[262,1] = <text:s/>1</text:p>
      <text:p text:style-name="P1"><text:s text:c="2"/>[263,1] = <text:s/>2</text:p>
      <text:p text:style-name="P1"><text:s text:c="2"/>[264,1] = <text:s/>3</text:p>
      <text:p text:style-name="P1"><text:s text:c="2"/>[265,1] = <text:s/>1</text:p>
      <text:p text:style-name="P1"><text:s text:c="2"/>[266,1] = <text:s/>2</text:p>
      <text:p text:style-name="P1"><text:s text:c="2"/>[267,1] = <text:s/>3</text:p>
      <text:p text:style-name="P1"><text:s text:c="2"/>[268,1] = <text:s/>1</text:p>
      <text:p text:style-name="P1"><text:s text:c="2"/>[269,1] = <text:s/>2</text:p>
      <text:p text:style-name="P1"><text:s text:c="2"/>[270,1] = <text:s/>3</text:p>
      <text:p text:style-name="P1"><text:s text:c="2"/>[271,1] = <text:s/>1</text:p>
      <text:p text:style-name="P1"><text:s text:c="2"/>[272,1] = <text:s/>2</text:p>
      <text:p text:style-name="P1"><text:s text:c="2"/>[273,1] = <text:s/>3</text:p>
      <text:p text:style-name="P1"><text:s text:c="2"/>[274,1] = <text:s/>1</text:p>
      <text:p text:style-name="P1"><text:s text:c="2"/>[275,1] = <text:s/>2</text:p>
      <text:p text:style-name="P1"><text:s text:c="2"/>[276,1] = <text:s/>2</text:p>
      <text:p text:style-name="P1"><text:s text:c="2"/>[277,1] = <text:s/>1</text:p>
      <text:p text:style-name="P1"><text:s text:c="2"/>[278,1] = <text:s/>2</text:p>
      <text:p text:style-name="P1"><text:s text:c="2"/>[279,1] = <text:s/>2</text:p>
      <text:p text:style-name="P1"><text:s text:c="2"/>[280,1] = <text:s/>1</text:p>
      <text:p text:style-name="P1"><text:s text:c="2"/>[281,1] = <text:s/>2</text:p>
      <text:p text:style-name="P1"><text:s text:c="2"/>[282,1] = <text:s/>3</text:p>
      <text:p text:style-name="P1"><text:s text:c="2"/>[283,1] = <text:s/>1</text:p>
      <text:p text:style-name="P1"><text:s text:c="2"/>[284,1] = <text:s/>2</text:p>
      <text:p text:style-name="P1"><text:s text:c="2"/>[285,1] = <text:s/>2</text:p>
      <text:p text:style-name="P1"><text:s text:c="2"/>[286,1] = <text:s/>1</text:p>
      <text:p text:style-name="P1"><text:s text:c="2"/>[287,1] = <text:s/>2</text:p>
      <text:p text:style-name="P1"><text:s text:c="2"/>[288,1] =</text:p>
      <text:p text:style-name="P1"/>
      <text:p text:style-name="P1"><text:s text:c="5"/>1 <text:s text:c="2"/>3</text:p>
      <text:p text:style-name="P1"/>
      <text:p text:style-name="P1"><text:s text:c="2"/>[289,1] = <text:s/>1</text:p>
      <text:p text:style-name="P1"><text:s text:c="2"/>[290,1] = <text:s/>2</text:p>
      <text:p text:style-name="P1"><text:s text:c="2"/>[291,1] = <text:s/>3</text:p>
      <text:p text:style-name="P1"><text:s text:c="2"/>[292,1] = <text:s/>1</text:p>
      <text:p text:style-name="P1"><text:s text:c="2"/>[293,1] = <text:s/>2</text:p>
      <text:p text:style-name="P1"><text:s text:c="2"/>[294,1] = <text:s/>3</text:p>
      <text:p text:style-name="P1"><text:soft-page-break/><text:s text:c="2"/>[295,1] = <text:s/>1</text:p>
      <text:p text:style-name="P1"><text:s text:c="2"/>[296,1] = <text:s/>2</text:p>
      <text:p text:style-name="P1"><text:s text:c="2"/>[297,1] = <text:s/>3</text:p>
      <text:p text:style-name="P1"><text:s text:c="2"/>[298,1] = <text:s/>1</text:p>
      <text:p text:style-name="P1"><text:s text:c="2"/>[299,1] = <text:s/>2</text:p>
      <text:p text:style-name="P1"><text:s text:c="2"/>[300,1] = <text:s/>3</text:p>
      <text:p text:style-name="P1"><text:s text:c="2"/>[301,1] = <text:s/>1</text:p>
      <text:p text:style-name="P1"><text:s text:c="2"/>[302,1] = <text:s/>2</text:p>
      <text:p text:style-name="P1"><text:s text:c="2"/>[303,1] = <text:s/>2</text:p>
      <text:p text:style-name="P1"><text:s text:c="2"/>[304,1] = <text:s/>1</text:p>
      <text:p text:style-name="P1"><text:s text:c="2"/>[305,1] = <text:s/>2</text:p>
      <text:p text:style-name="P1"><text:s text:c="2"/>[306,1] = <text:s/>2</text:p>
      <text:p text:style-name="P1"><text:s text:c="2"/>[307,1] = <text:s/>1</text:p>
      <text:p text:style-name="P1"><text:s text:c="2"/>[308,1] = <text:s/>2</text:p>
      <text:p text:style-name="P1"><text:s text:c="2"/>[309,1] = <text:s/>3</text:p>
      <text:p text:style-name="P1"><text:s text:c="2"/>[310,1] = <text:s/>1</text:p>
      <text:p text:style-name="P1"><text:s text:c="2"/>[311,1] = <text:s/>2</text:p>
      <text:p text:style-name="P1"><text:s text:c="2"/>[312,1] = <text:s/>3</text:p>
      <text:p text:style-name="P1"><text:s text:c="2"/>[313,1] = <text:s/>1</text:p>
      <text:p text:style-name="P1"><text:s text:c="2"/>[314,1] = <text:s/>2</text:p>
      <text:p text:style-name="P1"><text:s text:c="2"/>[315,1] = <text:s/>3</text:p>
      <text:p text:style-name="P1"><text:s text:c="2"/>[316,1] = <text:s/>1</text:p>
      <text:p text:style-name="P1"><text:s text:c="2"/>[317,1] = <text:s/>2</text:p>
      <text:p text:style-name="P1"><text:s text:c="2"/>[318,1] = <text:s/>3</text:p>
      <text:p text:style-name="P1"><text:s text:c="2"/>[319,1] = <text:s/>1</text:p>
      <text:p text:style-name="P1"><text:s text:c="2"/>[320,1] = <text:s/>2</text:p>
      <text:p text:style-name="P1"><text:s text:c="2"/>[321,1] = <text:s/>3</text:p>
      <text:p text:style-name="P1"><text:s text:c="2"/>[322,1] = <text:s/>1</text:p>
      <text:p text:style-name="P1"><text:s text:c="2"/>[323,1] = <text:s/>2</text:p>
      <text:p text:style-name="P1"><text:s text:c="2"/>[324,1] = <text:s/>3</text:p>
      <text:p text:style-name="P1"><text:s text:c="2"/>[325,1] = <text:s/>1</text:p>
      <text:p text:style-name="P1"><text:s text:c="2"/>[326,1] = <text:s/>2</text:p>
      <text:p text:style-name="P1"><text:s text:c="2"/>[327,1] = <text:s/>3</text:p>
      <text:p text:style-name="P1"><text:s text:c="2"/>[328,1] = <text:s/>1</text:p>
      <text:p text:style-name="P1"><text:s text:c="2"/>[329,1] = <text:s/>2</text:p>
      <text:p text:style-name="P1"><text:s text:c="2"/>[330,1] = <text:s/>3</text:p>
      <text:p text:style-name="P1"><text:s text:c="2"/>[331,1] = <text:s/>1</text:p>
      <text:p text:style-name="P1"><text:s text:c="2"/>[332,1] = <text:s/>2</text:p>
      <text:p text:style-name="P1"><text:s text:c="2"/>[333,1] = <text:s/>3</text:p>
      <text:p text:style-name="P1"><text:s text:c="2"/>[334,1] = <text:s/>1</text:p>
      <text:p text:style-name="P1"><text:s text:c="2"/>[335,1] = <text:s/>2</text:p>
      <text:p text:style-name="P1"><text:s text:c="2"/>[336,1] = <text:s/>2</text:p>
      <text:p text:style-name="P1"><text:s text:c="2"/>[337,1] = <text:s/>1</text:p>
      <text:p text:style-name="P1"><text:s text:c="2"/>[338,1] = <text:s/>2</text:p>
      <text:p text:style-name="P1"><text:s text:c="2"/>[339,1] = <text:s/>2</text:p>
      <text:p text:style-name="P1"><text:s text:c="2"/>[340,1] = <text:s/>1</text:p>
      <text:p text:style-name="P1"><text:s text:c="2"/>[341,1] = <text:s/>2</text:p>
      <text:p text:style-name="P1"><text:s text:c="2"/>[342,1] = <text:s/>3</text:p>
      <text:p text:style-name="P1"><text:s text:c="2"/>[343,1] = <text:s/>1</text:p>
      <text:p text:style-name="P1"><text:s text:c="2"/>[344,1] = <text:s/>2</text:p>
      <text:p text:style-name="P1"><text:s text:c="2"/>[345,1] = <text:s/>3</text:p>
      <text:p text:style-name="P1"><text:s text:c="2"/>[346,1] = <text:s/>1</text:p>
      <text:p text:style-name="P1"><text:soft-page-break/><text:s text:c="2"/>[347,1] = <text:s/>2</text:p>
      <text:p text:style-name="P1"><text:s text:c="2"/>[348,1] =</text:p>
      <text:p text:style-name="P1"/>
      <text:p text:style-name="P1"><text:s text:c="5"/>3 <text:s text:c="2"/>2</text:p>
      <text:p text:style-name="P1"/>
      <text:p text:style-name="P1"><text:s text:c="2"/>[349,1] = <text:s/>1</text:p>
      <text:p text:style-name="P1"><text:s text:c="2"/>[350,1] = <text:s/>2</text:p>
      <text:p text:style-name="P1"><text:s text:c="2"/>[351,1] =</text:p>
      <text:p text:style-name="P1"/>
      <text:p text:style-name="P1"><text:s text:c="5"/>2 <text:s text:c="2"/>3</text:p>
      <text:p text:style-name="P1"/>
      <text:p text:style-name="P1"><text:s text:c="2"/>[352,1] = <text:s/>1</text:p>
      <text:p text:style-name="P1"><text:s text:c="2"/>[353,1] = <text:s/>2</text:p>
      <text:p text:style-name="P1"><text:s text:c="2"/>[354,1] = <text:s/>3</text:p>
      <text:p text:style-name="P1"><text:s text:c="2"/>[355,1] = <text:s/>1</text:p>
      <text:p text:style-name="P1"><text:s text:c="2"/>[356,1] = <text:s/>2</text:p>
      <text:p text:style-name="P1"><text:s text:c="2"/>[357,1] = <text:s/>3</text:p>
      <text:p text:style-name="P1"><text:s text:c="2"/>[358,1] = <text:s/>1</text:p>
      <text:p text:style-name="P1"><text:s text:c="2"/>[359,1] = <text:s/>2</text:p>
      <text:p text:style-name="P1"><text:s text:c="2"/>[360,1] = <text:s/>3</text:p>
      <text:p text:style-name="P1"><text:s text:c="2"/>[361,1] = <text:s/>1</text:p>
      <text:p text:style-name="P1"><text:s text:c="2"/>[362,1] = <text:s/>2</text:p>
      <text:p text:style-name="P1"><text:s text:c="2"/>[363,1] = <text:s/>3</text:p>
      <text:p text:style-name="P1"><text:s text:c="2"/>[364,1] = <text:s/>1</text:p>
      <text:p text:style-name="P1"><text:s text:c="2"/>[365,1] = <text:s/>2</text:p>
      <text:p text:style-name="P1"><text:s text:c="2"/>[366,1] = <text:s/>3</text:p>
      <text:p text:style-name="P1"><text:s text:c="2"/>[367,1] = <text:s/>1</text:p>
      <text:p text:style-name="P1"><text:s text:c="2"/>[368,1] = <text:s/>2</text:p>
      <text:p text:style-name="P1"><text:s text:c="2"/>[369,1] = <text:s/>2</text:p>
      <text:p text:style-name="P1"><text:s text:c="2"/>[370,1] = <text:s/>1</text:p>
      <text:p text:style-name="P1"><text:s text:c="2"/>[371,1] = <text:s/>2</text:p>
      <text:p text:style-name="P1"><text:s text:c="2"/>[372,1] = <text:s/>3</text:p>
      <text:p text:style-name="P1"><text:s text:c="2"/>[373,1] = <text:s/>1</text:p>
      <text:p text:style-name="P1"><text:s text:c="2"/>[374,1] = <text:s/>2</text:p>
      <text:p text:style-name="P1"><text:s text:c="2"/>[375,1] = <text:s/>3</text:p>
      <text:p text:style-name="P1"><text:s text:c="2"/>[376,1] = <text:s/>1</text:p>
      <text:p text:style-name="P1"><text:s text:c="2"/>[377,1] = <text:s/>2</text:p>
      <text:p text:style-name="P1"><text:s text:c="2"/>[378,1] = <text:s/>2</text:p>
      <text:p text:style-name="P1"><text:s text:c="2"/>[379,1] = <text:s/>1</text:p>
      <text:p text:style-name="P1"><text:s text:c="2"/>[380,1] = <text:s/>2</text:p>
      <text:p text:style-name="P1"><text:s text:c="2"/>[381,1] = <text:s/>2</text:p>
      <text:p text:style-name="P1"><text:s text:c="2"/>[382,1] = <text:s/>1</text:p>
      <text:p text:style-name="P1"><text:s text:c="2"/>[383,1] = <text:s/>2</text:p>
      <text:p text:style-name="P1"><text:s text:c="2"/>[384,1] = <text:s/>2</text:p>
      <text:p text:style-name="P1"><text:s text:c="2"/>[385,1] = <text:s/>1</text:p>
      <text:p text:style-name="P1"><text:s text:c="2"/>[386,1] = <text:s/>2</text:p>
      <text:p text:style-name="P1"><text:s text:c="2"/>[387,1] = <text:s/>3</text:p>
      <text:p text:style-name="P1"><text:s text:c="2"/>[388,1] = <text:s/>1</text:p>
      <text:p text:style-name="P1"><text:s text:c="2"/>[389,1] = <text:s/>2</text:p>
      <text:p text:style-name="P1"><text:s text:c="2"/>[390,1] = <text:s/>3</text:p>
      <text:p text:style-name="P1"><text:s text:c="2"/>[391,1] = <text:s/>1</text:p>
      <text:p text:style-name="P1"><text:s text:c="2"/>[392,1] = <text:s/>2</text:p>
      <text:p text:style-name="P1"><text:soft-page-break/><text:s text:c="2"/>[393,1] = <text:s/>3</text:p>
      <text:p text:style-name="P1"><text:s text:c="2"/>[394,1] = <text:s/>1</text:p>
      <text:p text:style-name="P1"><text:s text:c="2"/>[395,1] = <text:s/>2</text:p>
      <text:p text:style-name="P1"><text:s text:c="2"/>[396,1] = <text:s/>3</text:p>
      <text:p text:style-name="P1"><text:s text:c="2"/>[397,1] = <text:s/>1</text:p>
      <text:p text:style-name="P1"><text:s text:c="2"/>[398,1] = <text:s/>2</text:p>
      <text:p text:style-name="P1"><text:s text:c="2"/>[399,1] = <text:s/>3</text:p>
      <text:p text:style-name="P1"><text:s text:c="2"/>[400,1] = <text:s/>1</text:p>
      <text:p text:style-name="P1"><text:s text:c="2"/>[401,1] = <text:s/>2</text:p>
      <text:p text:style-name="P1"><text:s text:c="2"/>[402,1] = <text:s/>3</text:p>
      <text:p text:style-name="P1"><text:s text:c="2"/>[403,1] = <text:s/>1</text:p>
      <text:p text:style-name="P1"><text:s text:c="2"/>[404,1] = <text:s/>2</text:p>
      <text:p text:style-name="P1"><text:s text:c="2"/>[405,1] = <text:s/>3</text:p>
      <text:p text:style-name="P1"><text:s text:c="2"/>[406,1] = <text:s/>1</text:p>
      <text:p text:style-name="P1"><text:s text:c="2"/>[407,1] = <text:s/>2</text:p>
      <text:p text:style-name="P1"><text:s text:c="2"/>[408,1] = <text:s/>3</text:p>
      <text:p text:style-name="P1"><text:s text:c="2"/>[409,1] = <text:s/>1</text:p>
      <text:p text:style-name="P1"><text:s text:c="2"/>[410,1] = <text:s/>2</text:p>
      <text:p text:style-name="P1"><text:s text:c="2"/>[411,1] = <text:s/>2</text:p>
      <text:p text:style-name="P1"><text:s text:c="2"/>[412,1] = <text:s/>1</text:p>
      <text:p text:style-name="P1"><text:s text:c="2"/>[413,1] = <text:s/>2</text:p>
      <text:p text:style-name="P1"><text:s text:c="2"/>[414,1] = <text:s/>2</text:p>
      <text:p text:style-name="P1"><text:s text:c="2"/>[415,1] = <text:s/>1</text:p>
      <text:p text:style-name="P1"><text:s text:c="2"/>[416,1] = <text:s/>2</text:p>
      <text:p text:style-name="P1"><text:s text:c="2"/>[417,1] = <text:s/>3</text:p>
      <text:p text:style-name="P1"><text:s text:c="2"/>[418,1] = <text:s/>1</text:p>
      <text:p text:style-name="P1"><text:s text:c="2"/>[419,1] = <text:s/>2</text:p>
      <text:p text:style-name="P1"><text:s text:c="2"/>[420,1] = <text:s/>3</text:p>
      <text:p text:style-name="P1"><text:s text:c="2"/>[421,1] = <text:s/>1</text:p>
      <text:p text:style-name="P1"><text:s text:c="2"/>[422,1] = <text:s/>2</text:p>
      <text:p text:style-name="P1"><text:s text:c="2"/>[423,1] = <text:s/>3</text:p>
      <text:p text:style-name="P1"><text:s text:c="2"/>[424,1] = <text:s/>1</text:p>
      <text:p text:style-name="P1"><text:s text:c="2"/>[425,1] = <text:s/>2</text:p>
      <text:p text:style-name="P1"><text:s text:c="2"/>[426,1] = <text:s/>3</text:p>
      <text:p text:style-name="P1"><text:s text:c="2"/>[427,1] = <text:s/>1</text:p>
      <text:p text:style-name="P1"><text:s text:c="2"/>[428,1] = <text:s/>2</text:p>
      <text:p text:style-name="P1"><text:s text:c="2"/>[429,1] = <text:s/>3</text:p>
      <text:p text:style-name="P1"><text:s text:c="2"/>[430,1] = <text:s/>1</text:p>
      <text:p text:style-name="P1"><text:s text:c="2"/>[431,1] = <text:s/>2</text:p>
      <text:p text:style-name="P1"><text:s text:c="2"/>[432,1] = <text:s/>3</text:p>
      <text:p text:style-name="P1"><text:s text:c="2"/>[433,1] = <text:s/>1</text:p>
      <text:p text:style-name="P1"><text:s text:c="2"/>[434,1] = <text:s/>2</text:p>
      <text:p text:style-name="P1"><text:s text:c="2"/>[435,1] = <text:s/>3</text:p>
      <text:p text:style-name="P1"><text:s text:c="2"/>[436,1] = [](0x0)</text:p>
      <text:p text:style-name="P1"><text:s text:c="2"/>[437,1] = <text:s/>2</text:p>
      <text:p text:style-name="P1"><text:s text:c="2"/>[438,1] = <text:s/>2</text:p>
      <text:p text:style-name="P1"><text:s text:c="2"/>[439,1] = <text:s/>1</text:p>
      <text:p text:style-name="P1"><text:s text:c="2"/>[440,1] = <text:s/>2</text:p>
      <text:p text:style-name="P1"><text:s text:c="2"/>[441,1] = <text:s/>3</text:p>
      <text:p text:style-name="P1"><text:s text:c="2"/>[442,1] = <text:s/>1</text:p>
      <text:p text:style-name="P1"><text:s text:c="2"/>[443,1] = <text:s/>2</text:p>
      <text:p text:style-name="P1"><text:s text:c="2"/>[444,1] = <text:s/>2</text:p>
      <text:p text:style-name="P1"><text:soft-page-break/><text:s text:c="2"/>[445,1] = <text:s/>1</text:p>
      <text:p text:style-name="P1"><text:s text:c="2"/>[446,1] = <text:s/>2</text:p>
      <text:p text:style-name="P1"><text:s text:c="2"/>[447,1] = <text:s/>3</text:p>
      <text:p text:style-name="P1"><text:s text:c="2"/>[448,1] = <text:s/>1</text:p>
      <text:p text:style-name="P1"><text:s text:c="2"/>[449,1] = <text:s/>2</text:p>
      <text:p text:style-name="P1"><text:s text:c="2"/>[450,1] = <text:s/>3</text:p>
      <text:p text:style-name="P1"><text:s text:c="2"/>[451,1] = <text:s/>1</text:p>
      <text:p text:style-name="P1"><text:s text:c="2"/>[452,1] = <text:s/>2</text:p>
      <text:p text:style-name="P1"><text:s text:c="2"/>[453,1] =</text:p>
      <text:p text:style-name="P1"/>
      <text:p text:style-name="P1"><text:s text:c="5"/>3 <text:s text:c="2"/>2</text:p>
      <text:p text:style-name="P1"/>
      <text:p text:style-name="P1"><text:s text:c="2"/>[454,1] = <text:s/>1</text:p>
      <text:p text:style-name="P1"><text:s text:c="2"/>[455,1] = <text:s/>2</text:p>
      <text:p text:style-name="P1"><text:s text:c="2"/>[456,1] = <text:s/>3</text:p>
      <text:p text:style-name="P1"><text:s text:c="2"/>[457,1] = <text:s/>1</text:p>
      <text:p text:style-name="P1"><text:s text:c="2"/>[458,1] = <text:s/>2</text:p>
      <text:p text:style-name="P1"><text:s text:c="2"/>[459,1] = <text:s/>3</text:p>
      <text:p text:style-name="P1"><text:s text:c="2"/>[460,1] = <text:s/>1</text:p>
      <text:p text:style-name="P1"><text:s text:c="2"/>[461,1] = <text:s/>2</text:p>
      <text:p text:style-name="P1"><text:s text:c="2"/>[462,1] = <text:s/>3</text:p>
      <text:p text:style-name="P1"><text:s text:c="2"/>[463,1] = <text:s/>1</text:p>
      <text:p text:style-name="P1"><text:s text:c="2"/>[464,1] = <text:s/>2</text:p>
      <text:p text:style-name="P1"><text:s text:c="2"/>[465,1] = <text:s/>3</text:p>
      <text:p text:style-name="P1"><text:s text:c="2"/>[466,1] = <text:s/>1</text:p>
      <text:p text:style-name="P1"><text:s text:c="2"/>[467,1] = <text:s/>2</text:p>
      <text:p text:style-name="P1"><text:s text:c="2"/>[468,1] = <text:s/>3</text:p>
      <text:p text:style-name="P1"><text:s text:c="2"/>[469,1] = <text:s/>1</text:p>
      <text:p text:style-name="P1"><text:s text:c="2"/>[470,1] = <text:s/>2</text:p>
      <text:p text:style-name="P1"><text:s text:c="2"/>[471,1] = <text:s/>3</text:p>
      <text:p text:style-name="P1"><text:s text:c="2"/>[472,1] = <text:s/>1</text:p>
      <text:p text:style-name="P1"><text:s text:c="2"/>[473,1] = <text:s/>2</text:p>
      <text:p text:style-name="P1"><text:s text:c="2"/>[474,1] = <text:s/>3</text:p>
      <text:p text:style-name="P1"><text:s text:c="2"/>[475,1] = [](0x0)</text:p>
      <text:p text:style-name="P1"><text:s text:c="2"/>[476,1] = <text:s/>2</text:p>
      <text:p text:style-name="P1"><text:s text:c="2"/>[477,1] = <text:s/>3</text:p>
      <text:p text:style-name="P1"><text:s text:c="2"/>[478,1] = <text:s/>1</text:p>
      <text:p text:style-name="P1"><text:s text:c="2"/>[479,1] = <text:s/>2</text:p>
      <text:p text:style-name="P1"><text:s text:c="2"/>[480,1] = <text:s/>2</text:p>
      <text:p text:style-name="P1"><text:s text:c="2"/>[481,1] = <text:s/>1</text:p>
      <text:p text:style-name="P1"><text:s text:c="2"/>[482,1] = <text:s/>2</text:p>
      <text:p text:style-name="P1"><text:s text:c="2"/>[483,1] = <text:s/>2</text:p>
      <text:p text:style-name="P1"><text:s text:c="2"/>[484,1] = <text:s/>1</text:p>
      <text:p text:style-name="P1"><text:s text:c="2"/>[485,1] = <text:s/>2</text:p>
      <text:p text:style-name="P1"><text:s text:c="2"/>[486,1] = <text:s/>3</text:p>
      <text:p text:style-name="P1"><text:s text:c="2"/>[487,1] = <text:s/>1</text:p>
      <text:p text:style-name="P1"><text:s text:c="2"/>[488,1] = <text:s/>2</text:p>
      <text:p text:style-name="P1"><text:s text:c="2"/>[489,1] = <text:s/>2</text:p>
      <text:p text:style-name="P1"><text:s text:c="2"/>[490,1] = <text:s/>1</text:p>
      <text:p text:style-name="P1"><text:s text:c="2"/>[491,1] = <text:s/>2</text:p>
      <text:p text:style-name="P1"><text:s text:c="2"/>[492,1] = <text:s/>3</text:p>
      <text:p text:style-name="P1"><text:s text:c="2"/>[493,1] = <text:s/>1</text:p>
      <text:p text:style-name="P1"><text:soft-page-break/><text:s text:c="2"/>[494,1] = <text:s/>2</text:p>
      <text:p text:style-name="P1"><text:s text:c="2"/>[495,1] = <text:s/>2</text:p>
      <text:p text:style-name="P1"><text:s text:c="2"/>[496,1] =</text:p>
      <text:p text:style-name="P1"/>
      <text:p text:style-name="P1"><text:s text:c="5"/>3 <text:s text:c="2"/>1</text:p>
      <text:p text:style-name="P1"/>
      <text:p text:style-name="P1"><text:s text:c="2"/>[497,1] = <text:s/>2</text:p>
      <text:p text:style-name="P1"><text:s text:c="2"/>[498,1] = <text:s/>3</text:p>
      <text:p text:style-name="P1"><text:s text:c="2"/>[499,1] = <text:s/>1</text:p>
      <text:p text:style-name="P1"><text:s text:c="2"/>[500,1] = <text:s/>2</text:p>
      <text:p text:style-name="P1"><text:s text:c="2"/>[501,1] =</text:p>
      <text:p text:style-name="P1"/>
      <text:p text:style-name="P1"><text:s text:c="5"/>2 <text:s text:c="2"/>3</text:p>
      <text:p text:style-name="P1"/>
      <text:p text:style-name="P1"><text:s text:c="2"/>[502,1] = <text:s/>1</text:p>
      <text:p text:style-name="P1"><text:s text:c="2"/>[503,1] = <text:s/>2</text:p>
      <text:p text:style-name="P1"><text:s text:c="2"/>[504,1] = <text:s/>3</text:p>
      <text:p text:style-name="P1"><text:s text:c="2"/>[505,1] = <text:s/>1</text:p>
      <text:p text:style-name="P1"><text:s text:c="2"/>[506,1] = <text:s/>2</text:p>
      <text:p text:style-name="P1"><text:s text:c="2"/>[507,1] = <text:s/>2</text:p>
      <text:p text:style-name="P1"><text:s text:c="2"/>[508,1] = <text:s/>1</text:p>
      <text:p text:style-name="P1"><text:s text:c="2"/>[509,1] = <text:s/>2</text:p>
      <text:p text:style-name="P1"><text:s text:c="2"/>[510,1] = <text:s/>2</text:p>
      <text:p text:style-name="P1"><text:s text:c="2"/>[511,1] = <text:s/>1</text:p>
      <text:p text:style-name="P1"><text:s text:c="2"/>[512,1] = <text:s/>2</text:p>
      <text:p text:style-name="P1"><text:s text:c="2"/>[513,1] = <text:s/>3</text:p>
      <text:p text:style-name="P1"><text:s text:c="2"/>[514,1] = <text:s/>1</text:p>
      <text:p text:style-name="P1"><text:s text:c="2"/>[515,1] = <text:s/>2</text:p>
      <text:p text:style-name="P1"><text:s text:c="2"/>[516,1] = <text:s/>3</text:p>
      <text:p text:style-name="P1"><text:s text:c="2"/>[517,1] = <text:s/>1</text:p>
      <text:p text:style-name="P1"><text:s text:c="2"/>[518,1] = <text:s/>2</text:p>
      <text:p text:style-name="P1"><text:s text:c="2"/>[519,1] = <text:s/>3</text:p>
      <text:p text:style-name="P1"><text:s text:c="2"/>[520,1] = <text:s/>1</text:p>
      <text:p text:style-name="P1"><text:s text:c="2"/>[521,1] = <text:s/>2</text:p>
      <text:p text:style-name="P1"><text:s text:c="2"/>[522,1] = <text:s/>3</text:p>
      <text:p text:style-name="P1"><text:s text:c="2"/>[523,1] = <text:s/>1</text:p>
      <text:p text:style-name="P1"><text:s text:c="2"/>[524,1] = <text:s/>2</text:p>
      <text:p text:style-name="P1"><text:s text:c="2"/>[525,1] = <text:s/>3</text:p>
      <text:p text:style-name="P1"><text:s text:c="2"/>[526,1] = <text:s/>1</text:p>
      <text:p text:style-name="P1"><text:s text:c="2"/>[527,1] = <text:s/>2</text:p>
      <text:p text:style-name="P1"><text:s text:c="2"/>[528,1] = <text:s/>3</text:p>
      <text:p text:style-name="P1"><text:s text:c="2"/>[529,1] = <text:s/>1</text:p>
      <text:p text:style-name="P1"><text:s text:c="2"/>[530,1] = <text:s/>2</text:p>
      <text:p text:style-name="P1"><text:s text:c="2"/>[531,1] = <text:s/>2</text:p>
      <text:p text:style-name="P1"><text:s text:c="2"/>[532,1] = <text:s/>1</text:p>
      <text:p text:style-name="P1"><text:s text:c="2"/>[533,1] = <text:s/>2</text:p>
      <text:p text:style-name="P1"><text:s text:c="2"/>[534,1] = <text:s/>3</text:p>
      <text:p text:style-name="P1"><text:s text:c="2"/>[535,1] = <text:s/>1</text:p>
      <text:p text:style-name="P1"><text:s text:c="2"/>[536,1] = <text:s/>2</text:p>
      <text:p text:style-name="P1"><text:s text:c="2"/>[537,1] = <text:s/>2</text:p>
      <text:p text:style-name="P1"><text:s text:c="2"/>[538,1] = <text:s/>1</text:p>
      <text:p text:style-name="P1"><text:s text:c="2"/>[539,1] = <text:s/>2</text:p>
      <text:p text:style-name="P1"><text:soft-page-break/><text:s text:c="2"/>[540,1] =</text:p>
      <text:p text:style-name="P1"/>
      <text:p text:style-name="P1"><text:s text:c="5"/>1 <text:s text:c="2"/>3</text:p>
      <text:p text:style-name="P1"/>
      <text:p text:style-name="P1"><text:s text:c="2"/>[541,1] = <text:s/>1</text:p>
      <text:p text:style-name="P1"><text:s text:c="2"/>[542,1] = <text:s/>2</text:p>
      <text:p text:style-name="P1"><text:s text:c="2"/>[543,1] = <text:s/>3</text:p>
      <text:p text:style-name="P1"><text:s text:c="2"/>[544,1] = <text:s/>1</text:p>
      <text:p text:style-name="P1"><text:s text:c="2"/>[545,1] = <text:s/>2</text:p>
      <text:p text:style-name="P1"><text:s text:c="2"/>[546,1] = <text:s/>3</text:p>
      <text:p text:style-name="P1"><text:s text:c="2"/>[547,1] = <text:s/>1</text:p>
      <text:p text:style-name="P1"><text:s text:c="2"/>[548,1] = <text:s/>2</text:p>
      <text:p text:style-name="P1"><text:s text:c="2"/>[549,1] = <text:s/>3</text:p>
      <text:p text:style-name="P1"><text:s text:c="2"/>[550,1] = <text:s/>1</text:p>
      <text:p text:style-name="P1"><text:s text:c="2"/>[551,1] = <text:s/>2</text:p>
      <text:p text:style-name="P1"><text:s text:c="2"/>[552,1] = <text:s/>2</text:p>
      <text:p text:style-name="P1"><text:s text:c="2"/>[553,1] = <text:s/>1</text:p>
      <text:p text:style-name="P1"><text:s text:c="2"/>[554,1] = <text:s/>2</text:p>
      <text:p text:style-name="P1"><text:s text:c="2"/>[555,1] = <text:s/>2</text:p>
      <text:p text:style-name="P1"><text:s text:c="2"/>[556,1] = <text:s/>1</text:p>
      <text:p text:style-name="P1"><text:s text:c="2"/>[557,1] = <text:s/>2</text:p>
      <text:p text:style-name="P1"><text:s text:c="2"/>[558,1] = <text:s/>2</text:p>
      <text:p text:style-name="P1"><text:s text:c="2"/>[559,1] = <text:s/>1</text:p>
      <text:p text:style-name="P1"><text:s text:c="2"/>[560,1] = <text:s/>2</text:p>
      <text:p text:style-name="P1"><text:s text:c="2"/>[561,1] = <text:s/>3</text:p>
      <text:p text:style-name="P1"><text:s text:c="2"/>[562,1] =</text:p>
      <text:p text:style-name="P1"/>
      <text:p text:style-name="P1"><text:s text:c="5"/>2 <text:s text:c="2"/>1</text:p>
      <text:p text:style-name="P1"/>
      <text:p text:style-name="P1"><text:s text:c="2"/>[563,1] = <text:s/>2</text:p>
      <text:p text:style-name="P1"><text:s text:c="2"/>[564,1] = <text:s/>3</text:p>
      <text:p text:style-name="P1"><text:s text:c="2"/>[565,1] = <text:s/>1</text:p>
      <text:p text:style-name="P1"><text:s text:c="2"/>[566,1] = <text:s/>2</text:p>
      <text:p text:style-name="P1"><text:s text:c="2"/>[567,1] = <text:s/>3</text:p>
      <text:p text:style-name="P1"><text:s text:c="2"/>[568,1] = <text:s/>1</text:p>
      <text:p text:style-name="P1"><text:s text:c="2"/>[569,1] = <text:s/>2</text:p>
      <text:p text:style-name="P1"><text:s text:c="2"/>[570,1] = <text:s/>3</text:p>
      <text:p text:style-name="P1"><text:s text:c="2"/>[571,1] = <text:s/>1</text:p>
      <text:p text:style-name="P1"><text:s text:c="2"/>[572,1] = <text:s/>2</text:p>
      <text:p text:style-name="P1"><text:s text:c="2"/>[573,1] = <text:s/>3</text:p>
      <text:p text:style-name="P1"><text:s text:c="2"/>[574,1] = <text:s/>1</text:p>
      <text:p text:style-name="P1"><text:s text:c="2"/>[575,1] = <text:s/>2</text:p>
      <text:p text:style-name="P1"><text:s text:c="2"/>[576,1] = <text:s/>3</text:p>
      <text:p text:style-name="P1"><text:s text:c="2"/>[577,1] = <text:s/>1</text:p>
      <text:p text:style-name="P1"><text:s text:c="2"/>[578,1] = <text:s/>2</text:p>
      <text:p text:style-name="P1"><text:s text:c="2"/>[579,1] = <text:s/>3</text:p>
      <text:p text:style-name="P1"><text:s text:c="2"/>[580,1] = <text:s/>1</text:p>
      <text:p text:style-name="P1"><text:s text:c="2"/>[581,1] = <text:s/>2</text:p>
      <text:p text:style-name="P1"><text:s text:c="2"/>[582,1] = <text:s/>3</text:p>
      <text:p text:style-name="P1"><text:s text:c="2"/>[583,1] = <text:s/>1</text:p>
      <text:p text:style-name="P1"><text:s text:c="2"/>[584,1] = <text:s/>2</text:p>
      <text:p text:style-name="P1"><text:s text:c="2"/>[585,1] = <text:s/>3</text:p>
      <text:p text:style-name="P1"><text:soft-page-break/><text:s text:c="2"/>[586,1] = <text:s/>1</text:p>
      <text:p text:style-name="P1"><text:s text:c="2"/>[587,1] = <text:s/>2</text:p>
      <text:p text:style-name="P1"><text:s text:c="2"/>[588,1] = <text:s/>2</text:p>
      <text:p text:style-name="P1"><text:s text:c="2"/>[589,1] = <text:s/>1</text:p>
      <text:p text:style-name="P1"><text:s text:c="2"/>[590,1] =</text:p>
      <text:p text:style-name="P1"/>
      <text:p text:style-name="P1"><text:s text:c="5"/>3 <text:s text:c="2"/>2</text:p>
      <text:p text:style-name="P1"/>
      <text:p text:style-name="P1"><text:s text:c="2"/>[591,1] = <text:s/>3</text:p>
      <text:p text:style-name="P1"><text:s text:c="2"/>[592,1] = <text:s/>1</text:p>
      <text:p text:style-name="P1"><text:s text:c="2"/>[593,1] = <text:s/>2</text:p>
      <text:p text:style-name="P1"><text:s text:c="2"/>[594,1] = <text:s/>2</text:p>
      <text:p text:style-name="P1"><text:s text:c="2"/>[595,1] = <text:s/>1</text:p>
      <text:p text:style-name="P1"><text:s text:c="2"/>[596,1] = <text:s/>2</text:p>
      <text:p text:style-name="P1"><text:s text:c="2"/>[597,1] = <text:s/>3</text:p>
      <text:p text:style-name="P1"><text:s text:c="2"/>[598,1] = <text:s/>1</text:p>
      <text:p text:style-name="P1"><text:s text:c="2"/>[599,1] = <text:s/>2</text:p>
      <text:p text:style-name="P1"><text:s text:c="2"/>[600,1] = <text:s/>3</text:p>
      <text:p text:style-name="P1"><text:s text:c="2"/>[601,1] = <text:s/>1</text:p>
      <text:p text:style-name="P1"><text:s text:c="2"/>[602,1] = <text:s/>2</text:p>
      <text:p text:style-name="P1"><text:s text:c="2"/>[603,1] = <text:s/>3</text:p>
      <text:p text:style-name="P1"><text:s text:c="2"/>[604,1] = <text:s/>1</text:p>
      <text:p text:style-name="P1"><text:s text:c="2"/>[605,1] = <text:s/>2</text:p>
      <text:p text:style-name="P1"><text:s text:c="2"/>[606,1] = <text:s/>2</text:p>
      <text:p text:style-name="P1"><text:s text:c="2"/>[607,1] = <text:s/>1</text:p>
      <text:p text:style-name="P1"><text:s text:c="2"/>[608,1] = <text:s/>2</text:p>
      <text:p text:style-name="P1"><text:s text:c="2"/>[609,1] = <text:s/>3</text:p>
      <text:p text:style-name="P1"><text:s text:c="2"/>[610,1] = <text:s/>1</text:p>
      <text:p text:style-name="P1"><text:s text:c="2"/>[611,1] = <text:s/>2</text:p>
      <text:p text:style-name="P1"><text:s text:c="2"/>[612,1] = <text:s/>2</text:p>
      <text:p text:style-name="P1"><text:s text:c="2"/>[613,1] = <text:s/>1</text:p>
      <text:p text:style-name="P1"><text:s text:c="2"/>[614,1] = <text:s/>2</text:p>
      <text:p text:style-name="P1"><text:s text:c="2"/>[615,1] = <text:s/>2</text:p>
      <text:p text:style-name="P1"><text:s text:c="2"/>[616,1] = <text:s/>1</text:p>
      <text:p text:style-name="P1"><text:s text:c="2"/>[617,1] = <text:s/>2</text:p>
      <text:p text:style-name="P1"><text:s text:c="2"/>[618,1] = <text:s/>3</text:p>
      <text:p text:style-name="P1"><text:s text:c="2"/>[619,1] = <text:s/>1</text:p>
      <text:p text:style-name="P1"><text:s text:c="2"/>[620,1] = <text:s/>2</text:p>
      <text:p text:style-name="P1"><text:s text:c="2"/>[621,1] = <text:s/>3</text:p>
      <text:p text:style-name="P1"><text:s text:c="2"/>[622,1] = <text:s/>1</text:p>
      <text:p text:style-name="P1"><text:s text:c="2"/>[623,1] = <text:s/>2</text:p>
      <text:p text:style-name="P1"><text:s text:c="2"/>[624,1] = <text:s/>3</text:p>
      <text:p text:style-name="P1"><text:s text:c="2"/>[625,1] = <text:s/>1</text:p>
      <text:p text:style-name="P1"><text:s text:c="2"/>[626,1] = <text:s/>2</text:p>
      <text:p text:style-name="P1"><text:s text:c="2"/>[627,1] = <text:s/>3</text:p>
      <text:p text:style-name="P1"><text:s text:c="2"/>[628,1] = <text:s/>1</text:p>
      <text:p text:style-name="P1"><text:s text:c="2"/>[629,1] = <text:s/>2</text:p>
      <text:p text:style-name="P1"><text:s text:c="2"/>[630,1] = <text:s/>3</text:p>
      <text:p text:style-name="P1"><text:s text:c="2"/>[631,1] = <text:s/>1</text:p>
      <text:p text:style-name="P1"><text:s text:c="2"/>[632,1] = <text:s/>2</text:p>
      <text:p text:style-name="P1"><text:s text:c="2"/>[633,1] = <text:s/>3</text:p>
      <text:p text:style-name="P1"><text:s text:c="2"/>[634,1] = <text:s/>1</text:p>
      <text:p text:style-name="P1"><text:soft-page-break/><text:s text:c="2"/>[635,1] = <text:s/>2</text:p>
      <text:p text:style-name="P1"><text:s text:c="2"/>[636,1] = <text:s/>3</text:p>
      <text:p text:style-name="P1"><text:s text:c="2"/>[637,1] = <text:s/>1</text:p>
      <text:p text:style-name="P1"><text:s text:c="2"/>[638,1] = <text:s/>2</text:p>
      <text:p text:style-name="P1"><text:s text:c="2"/>[639,1] = <text:s/>3</text:p>
      <text:p text:style-name="P1"><text:s text:c="2"/>[640,1] = <text:s/>1</text:p>
      <text:p text:style-name="P1"><text:s text:c="2"/>[641,1] = <text:s/>2</text:p>
      <text:p text:style-name="P1"><text:s text:c="2"/>[642,1] = <text:s/>3</text:p>
      <text:p text:style-name="P1"><text:s text:c="2"/>[643,1] = <text:s/>1</text:p>
      <text:p text:style-name="P1"><text:s text:c="2"/>[644,1] = <text:s/>2</text:p>
      <text:p text:style-name="P1"><text:s text:c="2"/>[645,1] = <text:s/>3</text:p>
      <text:p text:style-name="P1"><text:s text:c="2"/>[646,1] = <text:s/>1</text:p>
      <text:p text:style-name="P1"><text:s text:c="2"/>[647,1] = <text:s/>2</text:p>
      <text:p text:style-name="P1"><text:s text:c="2"/>[648,1] = <text:s/>3</text:p>
      <text:p text:style-name="P1"><text:s text:c="2"/>[649,1] = <text:s/>1</text:p>
      <text:p text:style-name="P1"><text:s text:c="2"/>[650,1] = <text:s/>2</text:p>
      <text:p text:style-name="P1"><text:s text:c="2"/>[651,1] = <text:s/>3</text:p>
      <text:p text:style-name="P1"><text:s text:c="2"/>[652,1] = <text:s/>1</text:p>
      <text:p text:style-name="P1"><text:s text:c="2"/>[653,1] = <text:s/>2</text:p>
      <text:p text:style-name="P1"><text:s text:c="2"/>[654,1] = <text:s/>3</text:p>
      <text:p text:style-name="P1"><text:s text:c="2"/>[655,1] = <text:s/>1</text:p>
      <text:p text:style-name="P1"><text:s text:c="2"/>[656,1] = <text:s/>2</text:p>
      <text:p text:style-name="P1"><text:s text:c="2"/>[657,1] = <text:s/>2</text:p>
      <text:p text:style-name="P1"><text:s text:c="2"/>[658,1] = <text:s/>1</text:p>
      <text:p text:style-name="P1"><text:s text:c="2"/>[659,1] = <text:s/>2</text:p>
      <text:p text:style-name="P1"><text:s text:c="2"/>[660,1] =</text:p>
      <text:p text:style-name="P1"/>
      <text:p text:style-name="P1"><text:s text:c="5"/>1 <text:s text:c="2"/>2</text:p>
      <text:p text:style-name="P1"/>
      <text:p text:style-name="P1"><text:s text:c="2"/>[661,1] = <text:s/>1</text:p>
      <text:p text:style-name="P1"><text:s text:c="2"/>[662,1] = <text:s/>2</text:p>
      <text:p text:style-name="P1"><text:s text:c="2"/>[663,1] = <text:s/>3</text:p>
      <text:p text:style-name="P1"><text:s text:c="2"/>[664,1] = <text:s/>1</text:p>
      <text:p text:style-name="P1"><text:s text:c="2"/>[665,1] = <text:s/>2</text:p>
      <text:p text:style-name="P1"><text:s text:c="2"/>[666,1] = <text:s/>2</text:p>
      <text:p text:style-name="P1"><text:s text:c="2"/>[667,1] = <text:s/>1</text:p>
      <text:p text:style-name="P1"><text:s text:c="2"/>[668,1] = <text:s/>2</text:p>
      <text:p text:style-name="P1"><text:s text:c="2"/>[669,1] = <text:s/>3</text:p>
      <text:p text:style-name="P1"><text:s text:c="2"/>[670,1] = <text:s/>1</text:p>
      <text:p text:style-name="P1"><text:s text:c="2"/>[671,1] = <text:s/>2</text:p>
      <text:p text:style-name="P1"><text:s text:c="2"/>[672,1] = <text:s/>3</text:p>
      <text:p text:style-name="P1"><text:s text:c="2"/>[673,1] = <text:s/>1</text:p>
      <text:p text:style-name="P1"><text:s text:c="2"/>[674,1] = <text:s/>2</text:p>
      <text:p text:style-name="P1"><text:s text:c="2"/>[675,1] = <text:s/>3</text:p>
      <text:p text:style-name="P1"><text:s text:c="2"/>[676,1] = <text:s/>1</text:p>
      <text:p text:style-name="P1"><text:s text:c="2"/>[677,1] = <text:s/>2</text:p>
      <text:p text:style-name="P1"><text:s text:c="2"/>[678,1] = <text:s/>2</text:p>
      <text:p text:style-name="P1"><text:s text:c="2"/>[679,1] = <text:s/>1</text:p>
      <text:p text:style-name="P1"><text:s text:c="2"/>[680,1] = <text:s/>2</text:p>
      <text:p text:style-name="P1"><text:s text:c="2"/>[681,1] = <text:s/>2</text:p>
      <text:p text:style-name="P1"><text:s text:c="2"/>[682,1] = <text:s/>1</text:p>
      <text:p text:style-name="P1"><text:s text:c="2"/>[683,1] = <text:s/>2</text:p>
      <text:p text:style-name="P1"><text:soft-page-break/><text:s text:c="2"/>[684,1] = <text:s/>3</text:p>
      <text:p text:style-name="P1"><text:s text:c="2"/>[685,1] = <text:s/>1</text:p>
      <text:p text:style-name="P1"><text:s text:c="2"/>[686,1] = <text:s/>2</text:p>
      <text:p text:style-name="P1"><text:s text:c="2"/>[687,1] =</text:p>
      <text:p text:style-name="P1"/>
      <text:p text:style-name="P1"><text:s text:c="5"/>1 <text:s text:c="2"/>1 <text:s text:c="2"/>3</text:p>
      <text:p text:style-name="P1"/>
      <text:p text:style-name="P1"><text:s text:c="2"/>[688,1] = <text:s/>1</text:p>
      <text:p text:style-name="P1"><text:s text:c="2"/>[689,1] = <text:s/>2</text:p>
      <text:p text:style-name="P1"><text:s text:c="2"/>[690,1] = <text:s/>2</text:p>
      <text:p text:style-name="P1"><text:s text:c="2"/>[691,1] = <text:s/>1</text:p>
      <text:p text:style-name="P1"><text:s text:c="2"/>[692,1] = <text:s/>2</text:p>
      <text:p text:style-name="P1"><text:s text:c="2"/>[693,1] = <text:s/>2</text:p>
      <text:p text:style-name="P1"><text:s text:c="2"/>[694,1] = <text:s/>1</text:p>
      <text:p text:style-name="P1"><text:s text:c="2"/>[695,1] = <text:s/>2</text:p>
      <text:p text:style-name="P1"><text:s text:c="2"/>[696,1] = <text:s/>3</text:p>
      <text:p text:style-name="P1"><text:s text:c="2"/>[697,1] = <text:s/>1</text:p>
      <text:p text:style-name="P1"><text:s text:c="2"/>[698,1] = <text:s/>2</text:p>
      <text:p text:style-name="P1"><text:s text:c="2"/>[699,1] = <text:s/>3</text:p>
      <text:p text:style-name="P1"><text:s text:c="2"/>[700,1] = <text:s/>1</text:p>
      <text:p text:style-name="P1"><text:s text:c="2"/>[701,1] = <text:s/>2</text:p>
      <text:p text:style-name="P1"><text:s text:c="2"/>[702,1] = <text:s/>2</text:p>
      <text:p text:style-name="P1"><text:s text:c="2"/>[703,1] = <text:s/>1</text:p>
      <text:p text:style-name="P1"><text:s text:c="2"/>[704,1] = <text:s/>2</text:p>
      <text:p text:style-name="P1"><text:s text:c="2"/>[705,1] = <text:s/>3</text:p>
      <text:p text:style-name="P1"><text:s text:c="2"/>[706,1] = <text:s/>1</text:p>
      <text:p text:style-name="P1"><text:s text:c="2"/>[707,1] = <text:s/>2</text:p>
      <text:p text:style-name="P1"><text:s text:c="2"/>[708,1] = <text:s/>3</text:p>
      <text:p text:style-name="P1"><text:s text:c="2"/>[709,1] = <text:s/>1</text:p>
      <text:p text:style-name="P1"><text:s text:c="2"/>[710,1] = <text:s/>2</text:p>
      <text:p text:style-name="P1"><text:s text:c="2"/>[711,1] = <text:s/>3</text:p>
      <text:p text:style-name="P1"><text:s text:c="2"/>[712,1] = <text:s/>1</text:p>
      <text:p text:style-name="P1"><text:s text:c="2"/>[713,1] = <text:s/>2</text:p>
      <text:p text:style-name="P1"><text:s text:c="2"/>[714,1] = <text:s/>2</text:p>
      <text:p text:style-name="P1"><text:s text:c="2"/>[715,1] = <text:s/>1</text:p>
      <text:p text:style-name="P1"><text:s text:c="2"/>[716,1] = <text:s/>2</text:p>
      <text:p text:style-name="P1"><text:s text:c="2"/>[717,1] = <text:s/>3</text:p>
      <text:p text:style-name="P1"><text:s text:c="2"/>[718,1] = <text:s/>1</text:p>
      <text:p text:style-name="P1"><text:s text:c="2"/>[719,1] = <text:s/>2</text:p>
      <text:p text:style-name="P1"><text:s text:c="2"/>[720,1] = <text:s/>2</text:p>
      <text:p text:style-name="P1"><text:s text:c="2"/>[721,1] = <text:s/>1</text:p>
      <text:p text:style-name="P1"><text:s text:c="2"/>[722,1] = <text:s/>2</text:p>
      <text:p text:style-name="P1"><text:s text:c="2"/>[723,1] = <text:s/>2</text:p>
      <text:p text:style-name="P1"><text:s text:c="2"/>[724,1] = <text:s/>1</text:p>
      <text:p text:style-name="P1"><text:s text:c="2"/>[725,1] = <text:s/>2</text:p>
      <text:p text:style-name="P1"><text:s text:c="2"/>[726,1] = <text:s/>3</text:p>
      <text:p text:style-name="P1"><text:s text:c="2"/>[727,1] = <text:s/>1</text:p>
      <text:p text:style-name="P1"><text:s text:c="2"/>[728,1] = <text:s/>2</text:p>
      <text:p text:style-name="P1"><text:s text:c="2"/>[729,1] = <text:s/>3</text:p>
      <text:p text:style-name="P1"><text:s text:c="2"/>[730,1] = <text:s/>1</text:p>
      <text:p text:style-name="P1"><text:s text:c="2"/>[731,1] = <text:s/>2</text:p>
      <text:p text:style-name="P1"><text:s text:c="2"/>[732,1] = <text:s/>3</text:p>
      <text:p text:style-name="P1"><text:soft-page-break/><text:s text:c="2"/>[733,1] = <text:s/>1</text:p>
      <text:p text:style-name="P1"><text:s text:c="2"/>[734,1] = <text:s/>2</text:p>
      <text:p text:style-name="P1"><text:s text:c="2"/>[735,1] = <text:s/>3</text:p>
      <text:p text:style-name="P1"><text:s text:c="2"/>[736,1] = <text:s/>1</text:p>
      <text:p text:style-name="P1"><text:s text:c="2"/>[737,1] = <text:s/>2</text:p>
      <text:p text:style-name="P1"><text:s text:c="2"/>[738,1] = <text:s/>3</text:p>
      <text:p text:style-name="P1"><text:s text:c="2"/>[739,1] = <text:s/>1</text:p>
      <text:p text:style-name="P1"><text:s text:c="2"/>[740,1] = <text:s/>2</text:p>
      <text:p text:style-name="P1"><text:s text:c="2"/>[741,1] = <text:s/>3</text:p>
      <text:p text:style-name="P1"><text:s text:c="2"/>[742,1] = <text:s/>1</text:p>
      <text:p text:style-name="P1"><text:s text:c="2"/>[743,1] = <text:s/>2</text:p>
      <text:p text:style-name="P1"><text:s text:c="2"/>[744,1] = <text:s/>3</text:p>
      <text:p text:style-name="P1"><text:s text:c="2"/>[745,1] = <text:s/>1</text:p>
      <text:p text:style-name="P1"><text:s text:c="2"/>[746,1] = <text:s/>2</text:p>
      <text:p text:style-name="P1"><text:s text:c="2"/>[747,1] = <text:s/>2</text:p>
      <text:p text:style-name="P1"><text:s text:c="2"/>[748,1] = <text:s/>1</text:p>
      <text:p text:style-name="P1"><text:s text:c="2"/>[749,1] = <text:s/>2</text:p>
      <text:p text:style-name="P1"><text:s text:c="2"/>[750,1] = <text:s/>3</text:p>
      <text:p text:style-name="P1">}</text:p>
      <text:p text:style-name="P1"/>
      <text:p text:style-name="P1"/>
      <text:p text:style-name="P1"/>
      <text:p text:style-name="P1"># Created by Octave 4.2.2, Mon Dec 07 20:00:14 2020 -03 &lt;root@patricia-P5K-SE&gt;</text:p>
      <text:p text:style-name="P1"># name: SUBJECT</text:p>
      <text:p text:style-name="P1"># type: sq_string</text:p>
      <text:p text:style-name="P1"># elements: 1</text:p>
      <text:p text:style-name="P1"># length: 3</text:p>
      <text:p text:style-name="P1">009</text:p>
      <text:p text:style-name="P1"/>
      <text:p text:style-name="P1"/>
      <text:p text:style-name="P1"># name: age</text:p>
      <text:p text:style-name="P1"># type: sq_string</text:p>
      <text:p text:style-name="P1"># elements: 1</text:p>
      <text:p text:style-name="P1"># length: 2</text:p>
      <text:p text:style-name="P1">25</text:p>
      <text:p text:style-name="P1"/>
      <text:p text:style-name="P1"/>
      <text:p text:style-name="P1"># name: vet</text:p>
      <text:p text:style-name="P1"># type: matrix</text:p>
      <text:p text:style-name="P1"># rows: 1</text:p>
      <text:p text:style-name="P1"># columns: 6</text:p>
      <text:p text:style-name="P1"><text:s/>1 1 2 2 3 3</text:p>
      <text:p text:style-name="P1"/>
      <text:p text:style-name="P1"/>
      <text:p text:style-name="P1"># name: rvet</text:p>
      <text:p text:style-name="P1"># type: matrix</text:p>
      <text:p text:style-name="P1"># rows: 1</text:p>
      <text:p text:style-name="P1"># columns: 6</text:p>
      <text:p text:style-name="P1"><text:s/>3 2 1 6 4 5</text:p>
      <text:p text:style-name="P1"/>
      <text:p text:style-name="P1"/>
      <text:p text:style-name="P1"># name: response</text:p>
      <text:p text:style-name="P1"><text:soft-page-break/># type: cell</text:p>
      <text:p text:style-name="P1"># rows: 6</text:p>
      <text:p text:style-name="P1"># columns: 1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/>
      <text:p text:style-name="P1"/>
      <text:p text:style-name="P1"/>
      <text:p text:style-name="P1"># name: rt1</text:p>
      <text:p text:style-name="P1"># type: matrix</text:p>
      <text:p text:style-name="P1"># rows: 6</text:p>
      <text:p text:style-name="P1"># columns: 1</text:p>
      <text:p text:style-name="P1"><text:s/>1.560379028320312</text:p>
      <text:p text:style-name="P1"><text:s/>0.2434070110321045</text:p>
      <text:p text:style-name="P1"><text:s/>0.1817362308502197</text:p>
      <text:p text:style-name="P1"><text:s/>0.1820378303527832</text:p>
      <text:p text:style-name="P1"><text:s/>0.1546080112457275</text:p>
      <text:p text:style-name="P1"><text:s/>0.7436370849609375</text:p>
      <text:p text:style-name="P1"/>
      <text:p text:style-name="P1"/>
      <text:p text:style-name="P1"># name: antecipatedresponse</text:p>
      <text:p text:style-name="P1"># type: matrix</text:p>
      <text:p text:style-name="P1"># rows: 0</text:p>
      <text:p text:style-name="P1"># columns: 0</text:p>
      <text:p text:style-name="P1"><text:soft-page-break/></text:p>
      <text:p text:style-name="P1"/>
      <text:p text:style-name="P1"># name: avg</text:p>
      <text:p text:style-name="P1"># type: scalar</text:p>
      <text:p text:style-name="P1">0.5109675327936808</text:p>
      <text:p text:style-name="P1"/>
      <text:p text:style-name="P1"/>
      <text:p text:style-name="P1"># name: seq</text:p>
      <text:p text:style-name="P1"># type: matrix</text:p>
      <text:p text:style-name="P1"># rows: 1</text:p>
      <text:p text:style-name="P1"># columns: 750</text:p>
      <text:p text:style-name="P1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P1"/>
      <text:p text:style-name="P1"/>
      <text:p text:style-name="P1"># name: responseTeste</text:p>
      <text:p text:style-name="P1"># type: cell</text:p>
      <text:p text:style-name="P1"># rows: 750</text:p>
      <text:p text:style-name="P1"># columns: 1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<text:soft-page-break/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<text:soft-page-break/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matrix</text:p>
      <text:p text:style-name="P1"># rows: 0</text:p>
      <text:p text:style-name="P1"># columns: 0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3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2 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<text:soft-page-break/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3 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<text:soft-page-break/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2</text:p>
      <text:p text:style-name="P1"><text:s/>1 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<text:soft-page-break/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<text:soft-page-break/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matrix</text:p>
      <text:p text:style-name="P1"># rows: 1</text:p>
      <text:p text:style-name="P1"># columns: 3</text:p>
      <text:p text:style-name="P1"><text:s/>1 1 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><text:soft-page-break/></text:p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<text:soft-page-break/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><text:soft-page-break/></text:p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<text:soft-page-break/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<text:soft-page-break/>2</text:p>
      <text:p text:style-name="P1"/>
      <text:p text:style-name="P1"/>
      <text:p text:style-name="P1"># name: &lt;cell-element&gt;</text:p>
      <text:p text:style-name="P1"># type: scalar</text:p>
      <text:p text:style-name="P1">1</text:p>
      <text:p text:style-name="P1"/>
      <text:p text:style-name="P1"/>
      <text:p text:style-name="P1"># name: &lt;cell-element&gt;</text:p>
      <text:p text:style-name="P1"># type: scalar</text:p>
      <text:p text:style-name="P1">2</text:p>
      <text:p text:style-name="P1"/>
      <text:p text:style-name="P1"/>
      <text:p text:style-name="P1"># name: &lt;cell-element&gt;</text:p>
      <text:p text:style-name="P1"># type: scalar</text:p>
      <text:p text:style-name="P1">3</text:p>
      <text:p text:style-name="P1"/>
      <text:p text:style-name="P1"/>
      <text:p text:style-name="P1"/>
      <text:p text:style-name="P1"/>
      <text:p text:style-name="P1"/>
      <text:p text:style-name="P1"># name: rt2</text:p>
      <text:p text:style-name="P1"># type: matrix</text:p>
      <text:p text:style-name="P1"># rows: 750</text:p>
      <text:p text:style-name="P1"># columns: 1</text:p>
      <text:p text:style-name="P1"><text:s/>0.2044370174407959</text:p>
      <text:p text:style-name="P1"><text:s/>0.06494498252868652</text:p>
      <text:p text:style-name="P1"><text:s/>0.1879940032958984</text:p>
      <text:p text:style-name="P1"><text:s/>0.2828199863433838</text:p>
      <text:p text:style-name="P1"><text:s/>0.350365161895752</text:p>
      <text:p text:style-name="P1"><text:s/>0.126054048538208</text:p>
      <text:p text:style-name="P1"><text:s/>0.2011480331420898</text:p>
      <text:p text:style-name="P1"><text:s/>0.2214870452880859</text:p>
      <text:p text:style-name="P1"><text:s/>0.1987299919128418</text:p>
      <text:p text:style-name="P1"><text:s/>0.2155749797821045</text:p>
      <text:p text:style-name="P1"><text:s/>0.284203052520752</text:p>
      <text:p text:style-name="P1"><text:s/>0.1318249702453613</text:p>
      <text:p text:style-name="P1"><text:s/>0.1482679843902588</text:p>
      <text:p text:style-name="P1"><text:s/>0.1712028980255127</text:p>
      <text:p text:style-name="P1"><text:s/>0.07684612274169922</text:p>
      <text:p text:style-name="P1"><text:s/>0.1373269557952881</text:p>
      <text:p text:style-name="P1"><text:s/>0.08692097663879395</text:p>
      <text:p text:style-name="P1"><text:s/>0.2882788181304932</text:p>
      <text:p text:style-name="P1"><text:s/>0.3286609649658203</text:p>
      <text:p text:style-name="P1"><text:s/>0.1876389980316162</text:p>
      <text:p text:style-name="P1"><text:s/>1.205772161483765</text:p>
      <text:p text:style-name="P1"><text:s/>0.396338939666748</text:p>
      <text:p text:style-name="P1"><text:s/>0.4726109504699707</text:p>
      <text:p text:style-name="P1"><text:s/>0.384181022644043</text:p>
      <text:p text:style-name="P1"><text:s/>0.7079570293426514</text:p>
      <text:p text:style-name="P1"><text:s/>0.3066048622131348</text:p>
      <text:p text:style-name="P1"><text:s/>0.2839651107788086</text:p>
      <text:p text:style-name="P1"><text:soft-page-break/><text:s/>0.2892000675201416</text:p>
      <text:p text:style-name="P1"><text:s/>0.1038401126861572</text:p>
      <text:p text:style-name="P1"><text:s/>0.06441283226013184</text:p>
      <text:p text:style-name="P1"><text:s/>0.2834069728851318</text:p>
      <text:p text:style-name="P1"><text:s/>0.1319911479949951</text:p>
      <text:p text:style-name="P1"><text:s/>0.2278749942779541</text:p>
      <text:p text:style-name="P1"><text:s/>0.3229789733886719</text:p>
      <text:p text:style-name="P1"><text:s/>0.20005202293396</text:p>
      <text:p text:style-name="P1"><text:s/>0.1989569664001465</text:p>
      <text:p text:style-name="P1"><text:s/>0.2832508087158203</text:p>
      <text:p text:style-name="P1"><text:s/>0.2831411361694336</text:p>
      <text:p text:style-name="P1"><text:s/>0.127810001373291</text:p>
      <text:p text:style-name="P1"><text:s/>0.1836090087890625</text:p>
      <text:p text:style-name="P1"><text:s/>0.1148800849914551</text:p>
      <text:p text:style-name="P1"><text:s/>0.15982985496521</text:p>
      <text:p text:style-name="P1"><text:s/>0.2003200054168701</text:p>
      <text:p text:style-name="P1"><text:s/>0.3331518173217773</text:p>
      <text:p text:style-name="P1"><text:s/>0.2109911441802979</text:p>
      <text:p text:style-name="P1"><text:s/>0.6576008796691895</text:p>
      <text:p text:style-name="P1"><text:s/>0.3328831195831299</text:p>
      <text:p text:style-name="P1"><text:s/>0.2885050773620605</text:p>
      <text:p text:style-name="P1"><text:s/>0.3851499557495117</text:p>
      <text:p text:style-name="P1"><text:s/>0.1230490207672119</text:p>
      <text:p text:style-name="P1"><text:s/>0.434276819229126</text:p>
      <text:p text:style-name="P1"><text:s/>0.2290158271789551</text:p>
      <text:p text:style-name="P1"><text:s/>0.1536750793457031</text:p>
      <text:p text:style-name="P1"><text:s/>0.3338110446929932</text:p>
      <text:p text:style-name="P1"><text:s/>0.2659289836883545</text:p>
      <text:p text:style-name="P1"><text:s/>0.1484601497650146</text:p>
      <text:p text:style-name="P1"><text:s/>0.2771039009094238</text:p>
      <text:p text:style-name="P1"><text:s/>0.1932361125946045</text:p>
      <text:p text:style-name="P1"><text:s/>0.09235095977783203</text:p>
      <text:p text:style-name="P1"><text:s/>0.2211952209472656</text:p>
      <text:p text:style-name="P1"><text:s/>0.2333219051361084</text:p>
      <text:p text:style-name="P1"><text:s/>0.5965530872344971</text:p>
      <text:p text:style-name="P1"><text:s/>0.1987030506134033</text:p>
      <text:p text:style-name="P1"><text:s/>0.2267608642578125</text:p>
      <text:p text:style-name="P1"><text:s/>0.3561139106750488</text:p>
      <text:p text:style-name="P1"><text:s/>0.2046008110046387</text:p>
      <text:p text:style-name="P1"><text:s/>0.6755580902099609</text:p>
      <text:p text:style-name="P1"><text:s/>0.1372959613800049</text:p>
      <text:p text:style-name="P1"><text:s/>0.1488139629364014</text:p>
      <text:p text:style-name="P1"><text:s/>0.2377569675445557</text:p>
      <text:p text:style-name="P1"><text:s/>0.3498990535736084</text:p>
      <text:p text:style-name="P1"><text:s/>0.4171080589294434</text:p>
      <text:p text:style-name="P1"><text:s/>0.3395028114318848</text:p>
      <text:p text:style-name="P1"><text:s/>0.1315350532531738</text:p>
      <text:p text:style-name="P1"><text:s/>0.1987130641937256</text:p>
      <text:p text:style-name="P1"><text:s/>0.9367568492889404</text:p>
      <text:p text:style-name="P1"><text:s/>0.09215211868286133</text:p>
      <text:p text:style-name="P1"><text:s/>0.2097699642181396</text:p>
      <text:p text:style-name="P1"><text:s/>0.07015395164489746</text:p>
      <text:p text:style-name="P1"><text:soft-page-break/><text:s/>0.193774938583374</text:p>
      <text:p text:style-name="P1"><text:s/>0.2545850276947021</text:p>
      <text:p text:style-name="P1"><text:s/>0.3327271938323975</text:p>
      <text:p text:style-name="P1"><text:s/>0.6025111675262451</text:p>
      <text:p text:style-name="P1"><text:s/>0.2612009048461914</text:p>
      <text:p text:style-name="P1"><text:s/>0.05300211906433105</text:p>
      <text:p text:style-name="P1"><text:s/>0.1536579132080078</text:p>
      <text:p text:style-name="P1"><text:s/>0.2449450492858887</text:p>
      <text:p text:style-name="P1"><text:s/>0.0432579517364502</text:p>
      <text:p text:style-name="P1"><text:s/>0.06445598602294922</text:p>
      <text:p text:style-name="P1"><text:s/>0.2783758640289307</text:p>
      <text:p text:style-name="P1"><text:s/>0.1932542324066162</text:p>
      <text:p text:style-name="P1"><text:s/>0.2605340480804443</text:p>
      <text:p text:style-name="P1"><text:s/>0.1717069149017334</text:p>
      <text:p text:style-name="P1"><text:s/>0.05306291580200195</text:p>
      <text:p text:style-name="P1"><text:s/>0.1147639751434326</text:p>
      <text:p text:style-name="P1"><text:s/>0.3722021579742432</text:p>
      <text:p text:style-name="P1"><text:s/>0.09221601486206055</text:p>
      <text:p text:style-name="P1"><text:s/>0.4166738986968994</text:p>
      <text:p text:style-name="P1"><text:s/>0.2209320068359375</text:p>
      <text:p text:style-name="P1"><text:s/>0.1047511100769043</text:p>
      <text:p text:style-name="P1"><text:s/>0.1425938606262207</text:p>
      <text:p text:style-name="P1"><text:s/>0.3278050422668457</text:p>
      <text:p text:style-name="P1"><text:s/>0.0816810131072998</text:p>
      <text:p text:style-name="P1"><text:s/>0.2209188938140869</text:p>
      <text:p text:style-name="P1"><text:s/>0.2544970512390137</text:p>
      <text:p text:style-name="P1"><text:s/>0.8134911060333252</text:p>
      <text:p text:style-name="P1"><text:s/>0.1313869953155518</text:p>
      <text:p text:style-name="P1"><text:s/>0.07140016555786133</text:p>
      <text:p text:style-name="P1"><text:s/>0.1985540390014648</text:p>
      <text:p text:style-name="P1"><text:s/>0.09236717224121094</text:p>
      <text:p text:style-name="P1"><text:s/>0.1089558601379395</text:p>
      <text:p text:style-name="P1"><text:s/>0.1664359569549561</text:p>
      <text:p text:style-name="P1"><text:s/>0.06445193290710449</text:p>
      <text:p text:style-name="P1"><text:s/>0.09944701194763184</text:p>
      <text:p text:style-name="P1"><text:s/>0.0769038200378418</text:p>
      <text:p text:style-name="P1"><text:s/>0.07634806632995605</text:p>
      <text:p text:style-name="P1"><text:s/>0.137117862701416</text:p>
      <text:p text:style-name="P1"><text:s/>0.08691811561584473</text:p>
      <text:p text:style-name="P1"><text:s/>0.08170795440673828</text:p>
      <text:p text:style-name="P1"><text:s/>0.1721909046173096</text:p>
      <text:p text:style-name="P1"><text:s/>0.238286018371582</text:p>
      <text:p text:style-name="P1"><text:s/>0.03101086616516113</text:p>
      <text:p text:style-name="P1"><text:s/>0.3001761436462402</text:p>
      <text:p text:style-name="P1"><text:s/>0.4343709945678711</text:p>
      <text:p text:style-name="P1"><text:s/>0.3565738201141357</text:p>
      <text:p text:style-name="P1"><text:s/>0.1935100555419922</text:p>
      <text:p text:style-name="P1"><text:s/>0.109407901763916</text:p>
      <text:p text:style-name="P1"><text:s/>0.2109329700469971</text:p>
      <text:p text:style-name="P1"><text:s/>0.3055329322814941</text:p>
      <text:p text:style-name="P1"><text:s/>0.08732700347900391</text:p>
      <text:p text:style-name="P1"><text:s/>0.1098461151123047</text:p>
      <text:p text:style-name="P1"><text:soft-page-break/><text:s/>0.6939318180084229</text:p>
      <text:p text:style-name="P1"><text:s/>0.4127209186553955</text:p>
      <text:p text:style-name="P1"><text:s/>0.545712947845459</text:p>
      <text:p text:style-name="P1"><text:s/>0.04766201972961426</text:p>
      <text:p text:style-name="P1"><text:s/>0.04785704612731934</text:p>
      <text:p text:style-name="P1"><text:s/>0.08124089241027832</text:p>
      <text:p text:style-name="P1"><text:s/>0.227139949798584</text:p>
      <text:p text:style-name="P1"><text:s/>0.698462963104248</text:p>
      <text:p text:style-name="P1"><text:s/>0.08271217346191406</text:p>
      <text:p text:style-name="P1"><text:s/>0.0765998363494873</text:p>
      <text:p text:style-name="P1"><text:s/>0.2101089954376221</text:p>
      <text:p text:style-name="P1"><text:s/>1.025755882263184</text:p>
      <text:p text:style-name="P1"><text:s/>0.3832559585571289</text:p>
      <text:p text:style-name="P1"><text:s/>0.2492530345916748</text:p>
      <text:p text:style-name="P1"><text:s/>0.2336559295654297</text:p>
      <text:p text:style-name="P1"><text:s/>0.4121050834655762</text:p>
      <text:p text:style-name="P1"><text:s/>0.3448059558868408</text:p>
      <text:p text:style-name="P1"><text:s/>1.436866998672485</text:p>
      <text:p text:style-name="P1"><text:s/>1.051954984664917</text:p>
      <text:p text:style-name="P1"><text:s/>1.088149070739746</text:p>
      <text:p text:style-name="P1"><text:s/>0.377443790435791</text:p>
      <text:p text:style-name="P1"><text:s/>0.2993137836456299</text:p>
      <text:p text:style-name="P1"><text:s/>0.2212381362915039</text:p>
      <text:p text:style-name="P1"><text:s/>0.1660740375518799</text:p>
      <text:p text:style-name="P1"><text:s/>0.2954111099243164</text:p>
      <text:p text:style-name="P1"><text:s/>0.1316080093383789</text:p>
      <text:p text:style-name="P1"><text:s/>0.0757138729095459</text:p>
      <text:p text:style-name="P1"><text:s/>0.04759693145751953</text:p>
      <text:p text:style-name="P1"><text:s/>0.06981992721557617</text:p>
      <text:p text:style-name="P1"><text:s/>0.1318290233612061</text:p>
      <text:p text:style-name="P1"><text:s/>0.06433200836181641</text:p>
      <text:p text:style-name="P1"><text:s/>0.06516909599304199</text:p>
      <text:p text:style-name="P1"><text:s/>0.10921311378479</text:p>
      <text:p text:style-name="P1"><text:s/>0.1102340221405029</text:p>
      <text:p text:style-name="P1"><text:s/>0.1046288013458252</text:p>
      <text:p text:style-name="P1"><text:s/>0.06517386436462402</text:p>
      <text:p text:style-name="P1"><text:s/>0.3547728061676025</text:p>
      <text:p text:style-name="P1"><text:s/>0.08845996856689453</text:p>
      <text:p text:style-name="P1"><text:s/>0.03129100799560547</text:p>
      <text:p text:style-name="P1"><text:s/>0.01440310478210449</text:p>
      <text:p text:style-name="P1"><text:s/>0.1207289695739746</text:p>
      <text:p text:style-name="P1"><text:s/>0.03071403503417969</text:p>
      <text:p text:style-name="P1"><text:s/>0.0140380859375</text:p>
      <text:p text:style-name="P1"><text:s/>0.09896016120910645</text:p>
      <text:p text:style-name="P1"><text:s/>0.1380069255828857</text:p>
      <text:p text:style-name="P1"><text:s/>0.09383511543273926</text:p>
      <text:p text:style-name="P1"><text:s/>0.04770708084106445</text:p>
      <text:p text:style-name="P1"><text:s/>0.0197150707244873</text:p>
      <text:p text:style-name="P1"><text:s/>2.845977067947388</text:p>
      <text:p text:style-name="P1"><text:s/>0.3734540939331055</text:p>
      <text:p text:style-name="P1"><text:s/>0.1262829303741455</text:p>
      <text:p text:style-name="P1"><text:s/>0.2489249706268311</text:p>
      <text:p text:style-name="P1"><text:soft-page-break/><text:s/>0.1090438365936279</text:p>
      <text:p text:style-name="P1"><text:s/>1.865808963775635</text:p>
      <text:p text:style-name="P1"><text:s/>0.1391270160675049</text:p>
      <text:p text:style-name="P1"><text:s/>0.109673023223877</text:p>
      <text:p text:style-name="P1"><text:s/>0.06543207168579102</text:p>
      <text:p text:style-name="P1"><text:s/>0.1891341209411621</text:p>
      <text:p text:style-name="P1"><text:s/>0.1543159484863281</text:p>
      <text:p text:style-name="P1"><text:s/>0.09369897842407227</text:p>
      <text:p text:style-name="P1"><text:s/>0.2551050186157227</text:p>
      <text:p text:style-name="P1"><text:s/>0.03141498565673828</text:p>
      <text:p text:style-name="P1"><text:s/>1.426741123199463</text:p>
      <text:p text:style-name="P1"><text:s/>0.1432359218597412</text:p>
      <text:p text:style-name="P1"><text:s/>0.13173508644104</text:p>
      <text:p text:style-name="P1"><text:s/>0.1091699600219727</text:p>
      <text:p text:style-name="P1"><text:s/>0.1265130043029785</text:p>
      <text:p text:style-name="P1"><text:s/>0.1214709281921387</text:p>
      <text:p text:style-name="P1"><text:s/>0.07022404670715332</text:p>
      <text:p text:style-name="P1"><text:s/>0.0261847972869873</text:p>
      <text:p text:style-name="P1"><text:s/>0.09794211387634277</text:p>
      <text:p text:style-name="P1"><text:s/>1.52169394493103</text:p>
      <text:p text:style-name="P1"><text:s/>0.786653995513916</text:p>
      <text:p text:style-name="P1"><text:s/>0.3955070972442627</text:p>
      <text:p text:style-name="P1"><text:s/>0.3162989616394043</text:p>
      <text:p text:style-name="P1"><text:s/>0.4396259784698486</text:p>
      <text:p text:style-name="P1"><text:s/>0.1709640026092529</text:p>
      <text:p text:style-name="P1"><text:s/>0.1493790149688721</text:p>
      <text:p text:style-name="P1"><text:s/>0.109065055847168</text:p>
      <text:p text:style-name="P1"><text:s/>0.1692531108856201</text:p>
      <text:p text:style-name="P1"><text:s/>0.03687500953674316</text:p>
      <text:p text:style-name="P1"><text:s/>0.04758095741271973</text:p>
      <text:p text:style-name="P1"><text:s/>0.09264492988586426</text:p>
      <text:p text:style-name="P1"><text:s/>0.1076879501342773</text:p>
      <text:p text:style-name="P1"><text:s/>0.3109469413757324</text:p>
      <text:p text:style-name="P1"><text:s/>0.1091070175170898</text:p>
      <text:p text:style-name="P1"><text:s/>0.2443199157714844</text:p>
      <text:p text:style-name="P1"><text:s/>0.08123183250427246</text:p>
      <text:p text:style-name="P1"><text:s/>0.114616870880127</text:p>
      <text:p text:style-name="P1"><text:s/>0.1550090312957764</text:p>
      <text:p text:style-name="P1"><text:s/>0.08681392669677734</text:p>
      <text:p text:style-name="P1"><text:s/>0.2155270576477051</text:p>
      <text:p text:style-name="P1"><text:s/>0.1259410381317139</text:p>
      <text:p text:style-name="P1"><text:s/>0.07716107368469238</text:p>
      <text:p text:style-name="P1"><text:s/>0.1150598526000977</text:p>
      <text:p text:style-name="P1"><text:s/>1.559023857116699</text:p>
      <text:p text:style-name="P1"><text:s/>0.2049970626831055</text:p>
      <text:p text:style-name="P1"><text:s/>0.2108809947967529</text:p>
      <text:p text:style-name="P1"><text:s/>0.4223179817199707</text:p>
      <text:p text:style-name="P1"><text:s/>0.03066802024841309</text:p>
      <text:p text:style-name="P1"><text:s/>0.114703893661499</text:p>
      <text:p text:style-name="P1"><text:s/>0.03087902069091797</text:p>
      <text:p text:style-name="P1"><text:s/>0.4061439037322998</text:p>
      <text:p text:style-name="P1"><text:s/>0.2097160816192627</text:p>
      <text:p text:style-name="P1"><text:soft-page-break/><text:s/>0.03637099266052246</text:p>
      <text:p text:style-name="P1"><text:s/>0.6695740222930908</text:p>
      <text:p text:style-name="P1"><text:s/>0.1481869220733643</text:p>
      <text:p text:style-name="P1"><text:s/>0.0195620059967041</text:p>
      <text:p text:style-name="P1"><text:s/>0.02009105682373047</text:p>
      <text:p text:style-name="P1"><text:s/>0.05304503440856934</text:p>
      <text:p text:style-name="P1"><text:s/>1.496625900268555</text:p>
      <text:p text:style-name="P1"><text:s/>0.2154719829559326</text:p>
      <text:p text:style-name="P1"><text:s/>0.1593887805938721</text:p>
      <text:p text:style-name="P1"><text:s/>0.2107930183410645</text:p>
      <text:p text:style-name="P1"><text:s/>0.5152370929718018</text:p>
      <text:p text:style-name="P1"><text:s/>0.1150250434875488</text:p>
      <text:p text:style-name="P1"><text:s/>0.004185199737548828</text:p>
      <text:p text:style-name="P1"><text:s/>0.008669137954711914</text:p>
      <text:p text:style-name="P1"><text:s/>0.2493999004364014</text:p>
      <text:p text:style-name="P1"><text:s/>0.02522706985473633</text:p>
      <text:p text:style-name="P1"><text:s/>0.7232251167297363</text:p>
      <text:p text:style-name="P1"><text:s/>0.3404688835144043</text:p>
      <text:p text:style-name="P1"><text:s/>0.1426980495452881</text:p>
      <text:p text:style-name="P1"><text:s/>0.3834788799285889</text:p>
      <text:p text:style-name="P1"><text:s/>0.389739990234375</text:p>
      <text:p text:style-name="P1"><text:s/>0.08815503120422363</text:p>
      <text:p text:style-name="P1"><text:s/>0.1316239833831787</text:p>
      <text:p text:style-name="P1"><text:s/>0.1145792007446289</text:p>
      <text:p text:style-name="P1"><text:s/>1.539891004562378</text:p>
      <text:p text:style-name="P1"><text:s/>0.1654288768768311</text:p>
      <text:p text:style-name="P1"><text:s/>0.2280490398406982</text:p>
      <text:p text:style-name="P1"><text:s/>0.0532689094543457</text:p>
      <text:p text:style-name="P1"><text:s/>0.06458592414855957</text:p>
      <text:p text:style-name="P1"><text:s/>0.05354809761047363</text:p>
      <text:p text:style-name="P1"><text:s/>0.09224796295166016</text:p>
      <text:p text:style-name="P1"><text:s/>0.1091289520263672</text:p>
      <text:p text:style-name="P1"><text:s/>0.05863404273986816</text:p>
      <text:p text:style-name="P1"><text:s/>0.03675413131713867</text:p>
      <text:p text:style-name="P1"><text:s/>0.1315810680389404</text:p>
      <text:p text:style-name="P1"><text:s/>0.008666038513183594</text:p>
      <text:p text:style-name="P1"><text:s/>0.03269505500793457</text:p>
      <text:p text:style-name="P1"><text:s/>1.497366905212402</text:p>
      <text:p text:style-name="P1"><text:s/>0.1373250484466553</text:p>
      <text:p text:style-name="P1"><text:s/>0.03629207611083984</text:p>
      <text:p text:style-name="P1"><text:s/>0.3443589210510254</text:p>
      <text:p text:style-name="P1"><text:s/>0.1818611621856689</text:p>
      <text:p text:style-name="P1"><text:s/>0.1201848983764648</text:p>
      <text:p text:style-name="P1"><text:s/>0.2375779151916504</text:p>
      <text:p text:style-name="P1"><text:s/>0.3888070583343506</text:p>
      <text:p text:style-name="P1"><text:s/>0.1220269203186035</text:p>
      <text:p text:style-name="P1"><text:s/>0.1986739635467529</text:p>
      <text:p text:style-name="P1"><text:s/>0.1761960983276367</text:p>
      <text:p text:style-name="P1"><text:s/>0.09802484512329102</text:p>
      <text:p text:style-name="P1"><text:s/>0.18727707862854</text:p>
      <text:p text:style-name="P1"><text:s/>0.1882078647613525</text:p>
      <text:p text:style-name="P1"><text:s/>0.2174599170684814</text:p>
      <text:p text:style-name="P1"><text:soft-page-break/><text:s/>1.885183095932007</text:p>
      <text:p text:style-name="P1"><text:s/>0.1998558044433594</text:p>
      <text:p text:style-name="P1"><text:s/>0.3231709003448486</text:p>
      <text:p text:style-name="P1"><text:s/>0.2610878944396973</text:p>
      <text:p text:style-name="P1"><text:s/>0.09244608879089355</text:p>
      <text:p text:style-name="P1"><text:s/>0.4119138717651367</text:p>
      <text:p text:style-name="P1"><text:s/>0.138577938079834</text:p>
      <text:p text:style-name="P1"><text:s/>0.03632593154907227</text:p>
      <text:p text:style-name="P1"><text:s/>1.223940134048462</text:p>
      <text:p text:style-name="P1"><text:s/>0.1933701038360596</text:p>
      <text:p text:style-name="P1"><text:s/>0.2106890678405762</text:p>
      <text:p text:style-name="P1"><text:s/>0.053466796875</text:p>
      <text:p text:style-name="P1"><text:s/>0.09241318702697754</text:p>
      <text:p text:style-name="P1"><text:s/>0.2833080291748047</text:p>
      <text:p text:style-name="P1"><text:s/>0.1388530731201172</text:p>
      <text:p text:style-name="P1"><text:s/>0.23301100730896</text:p>
      <text:p text:style-name="P1"><text:s/>0.2448830604553223</text:p>
      <text:p text:style-name="P1"><text:s/>0.05320596694946289</text:p>
      <text:p text:style-name="P1"><text:s/>0.2941761016845703</text:p>
      <text:p text:style-name="P1"><text:s/>0.1653130054473877</text:p>
      <text:p text:style-name="P1"><text:s/>0.05879998207092285</text:p>
      <text:p text:style-name="P1"><text:s/>0.3059098720550537</text:p>
      <text:p text:style-name="P1"><text:s/>0.2382931709289551</text:p>
      <text:p text:style-name="P1"><text:s/>0.07004094123840332</text:p>
      <text:p text:style-name="P1"><text:s/>0.4785380363464355</text:p>
      <text:p text:style-name="P1"><text:s/>0.09819293022155762</text:p>
      <text:p text:style-name="P1"><text:s/>0.0375218391418457</text:p>
      <text:p text:style-name="P1"><text:s/>0.1708710193634033</text:p>
      <text:p text:style-name="P1"><text:s/>1.038689136505127</text:p>
      <text:p text:style-name="P1"><text:s/>0.02074790000915527</text:p>
      <text:p text:style-name="P1"><text:s/>0.1652910709381104</text:p>
      <text:p text:style-name="P1"><text:s/>0.04229211807250977</text:p>
      <text:p text:style-name="P1"><text:s/>1.442989110946655</text:p>
      <text:p text:style-name="P1"><text:s/>0.1273539066314697</text:p>
      <text:p text:style-name="P1"><text:s/>0.1048529148101807</text:p>
      <text:p text:style-name="P1"><text:s/>0.01433610916137695</text:p>
      <text:p text:style-name="P1"><text:s/>1.253976106643677</text:p>
      <text:p text:style-name="P1"><text:s/>0.08661603927612305</text:p>
      <text:p text:style-name="P1"><text:s/>0.03772211074829102</text:p>
      <text:p text:style-name="P1"><text:s/>0.06459498405456543</text:p>
      <text:p text:style-name="P1"><text:s/>0.09868597984313965</text:p>
      <text:p text:style-name="P1"><text:s/>0.01982712745666504</text:p>
      <text:p text:style-name="P1"><text:s/>0.008524894714355469</text:p>
      <text:p text:style-name="P1"><text:s/>0.02620291709899902</text:p>
      <text:p text:style-name="P1"><text:s/>1.348639965057373</text:p>
      <text:p text:style-name="P1"><text:s/>0.0368499755859375</text:p>
      <text:p text:style-name="P1"><text:s/>0.08156991004943848</text:p>
      <text:p text:style-name="P1"><text:s/>0.01985812187194824</text:p>
      <text:p text:style-name="P1"><text:s/>0.2721660137176514</text:p>
      <text:p text:style-name="P1"><text:s/>0.2108750343322754</text:p>
      <text:p text:style-name="P1"><text:s/>0.1259820461273193</text:p>
      <text:p text:style-name="P1"><text:s/>0.03151512145996094</text:p>
      <text:p text:style-name="P1"><text:soft-page-break/><text:s/>0.1091740131378174</text:p>
      <text:p text:style-name="P1"><text:s/>0.08672404289245605</text:p>
      <text:p text:style-name="P1"><text:s/>2.39498496055603</text:p>
      <text:p text:style-name="P1"><text:s/>0.08251214027404785</text:p>
      <text:p text:style-name="P1"><text:s/>0.05312705039978027</text:p>
      <text:p text:style-name="P1"><text:s/>0.2826840877532959</text:p>
      <text:p text:style-name="P1"><text:s/>0.1597027778625488</text:p>
      <text:p text:style-name="P1"><text:s/>1.170619964599609</text:p>
      <text:p text:style-name="P1"><text:s/>1.693443059921265</text:p>
      <text:p text:style-name="P1"><text:s/>0.4802861213684082</text:p>
      <text:p text:style-name="P1"><text:s/>0.1378769874572754</text:p>
      <text:p text:style-name="P1"><text:s/>1.741420030593872</text:p>
      <text:p text:style-name="P1"><text:s/>0.3161778450012207</text:p>
      <text:p text:style-name="P1"><text:s/>0.1825149059295654</text:p>
      <text:p text:style-name="P1"><text:s/>0.1098978519439697</text:p>
      <text:p text:style-name="P1"><text:s/>0.2047128677368164</text:p>
      <text:p text:style-name="P1"><text:s/>0.08673191070556641</text:p>
      <text:p text:style-name="P1"><text:s/>1.312434911727905</text:p>
      <text:p text:style-name="P1"><text:s/>0.104449987411499</text:p>
      <text:p text:style-name="P1"><text:s/>0.0762171745300293</text:p>
      <text:p text:style-name="P1"><text:s/>0.04245996475219727</text:p>
      <text:p text:style-name="P1"><text:s/>0.04905390739440918</text:p>
      <text:p text:style-name="P1"><text:s/>1.325744867324829</text:p>
      <text:p text:style-name="P1"><text:s/>0.1162748336791992</text:p>
      <text:p text:style-name="P1"><text:s/>0.1943120956420898</text:p>
      <text:p text:style-name="P1"><text:s/>0.09240412712097168</text:p>
      <text:p text:style-name="P1"><text:s/>0.05323886871337891</text:p>
      <text:p text:style-name="P1"><text:s/>0.05326986312866211</text:p>
      <text:p text:style-name="P1"><text:s/>0.008365869522094727</text:p>
      <text:p text:style-name="P1"><text:s/>0.2767519950866699</text:p>
      <text:p text:style-name="P1"><text:s/>0.2830641269683838</text:p>
      <text:p text:style-name="P1"><text:s/>0.06419897079467773</text:p>
      <text:p text:style-name="P1"><text:s/>0.3508448600769043</text:p>
      <text:p text:style-name="P1"><text:s/>0.6291689872741699</text:p>
      <text:p text:style-name="P1"><text:s/>0.227092981338501</text:p>
      <text:p text:style-name="P1"><text:s/>0.3558080196380615</text:p>
      <text:p text:style-name="P1"><text:s/>0.01971817016601562</text:p>
      <text:p text:style-name="P1"><text:s/>0.08818387985229492</text:p>
      <text:p text:style-name="P1"><text:s/>0.2554240226745605</text:p>
      <text:p text:style-name="P1"><text:s/>0.3503918647766113</text:p>
      <text:p text:style-name="P1"><text:s/>0.2774519920349121</text:p>
      <text:p text:style-name="P1"><text:s/>0.2218170166015625</text:p>
      <text:p text:style-name="P1"><text:s/>0.1877710819244385</text:p>
      <text:p text:style-name="P1"><text:s/>0.8272809982299805</text:p>
      <text:p text:style-name="P1"><text:s/>0.7605161666870117</text:p>
      <text:p text:style-name="P1"><text:s/>0.3057599067687988</text:p>
      <text:p text:style-name="P1"><text:s/>0.4695770740509033</text:p>
      <text:p text:style-name="P1"><text:s/>0.5017390251159668</text:p>
      <text:p text:style-name="P1"><text:s/>0.20477294921875</text:p>
      <text:p text:style-name="P1"><text:s/>0.05893588066101074</text:p>
      <text:p text:style-name="P1"><text:s/>0.2610549926757812</text:p>
      <text:p text:style-name="P1"><text:s/>0.0588219165802002</text:p>
      <text:p text:style-name="P1"><text:soft-page-break/><text:s/>1.179490089416504</text:p>
      <text:p text:style-name="P1"><text:s/>0.3000071048736572</text:p>
      <text:p text:style-name="P1"><text:s/>0.1419310569763184</text:p>
      <text:p text:style-name="P1"><text:s/>1.36465311050415</text:p>
      <text:p text:style-name="P1"><text:s/>0.1379930973052979</text:p>
      <text:p text:style-name="P1"><text:s/>0.1146719455718994</text:p>
      <text:p text:style-name="P1"><text:s/>0.05314898490905762</text:p>
      <text:p text:style-name="P1"><text:s/>0.1265239715576172</text:p>
      <text:p text:style-name="P1"><text:s/>0.1094651222229004</text:p>
      <text:p text:style-name="P1"><text:s/>1.632369041442871</text:p>
      <text:p text:style-name="P1"><text:s/>0.1258740425109863</text:p>
      <text:p text:style-name="P1"><text:s/>0.1327080726623535</text:p>
      <text:p text:style-name="P1"><text:s/>0.1594240665435791</text:p>
      <text:p text:style-name="P1"><text:s/>0.3109629154205322</text:p>
      <text:p text:style-name="P1"><text:s/>0.07558202743530273</text:p>
      <text:p text:style-name="P1"><text:s/>0.02671289443969727</text:p>
      <text:p text:style-name="P1"><text:s/>0.1427829265594482</text:p>
      <text:p text:style-name="P1"><text:s/>0.07564496994018555</text:p>
      <text:p text:style-name="P1"><text:s/>0.01405906677246094</text:p>
      <text:p text:style-name="P1"><text:s/>0.1481790542602539</text:p>
      <text:p text:style-name="P1"><text:s/>0.3383550643920898</text:p>
      <text:p text:style-name="P1"><text:s/>0.3382720947265625</text:p>
      <text:p text:style-name="P1"><text:s/>0.204096794128418</text:p>
      <text:p text:style-name="P1"><text:s/>0.1649048328399658</text:p>
      <text:p text:style-name="P1"><text:s/>0.1162660121917725</text:p>
      <text:p text:style-name="P1"><text:s/>0.5351650714874268</text:p>
      <text:p text:style-name="P1"><text:s/>0.5081899166107178</text:p>
      <text:p text:style-name="P1"><text:s/>0.427764892578125</text:p>
      <text:p text:style-name="P1"><text:s/>0.5300629138946533</text:p>
      <text:p text:style-name="P1"><text:s/>0.08665680885314941</text:p>
      <text:p text:style-name="P1"><text:s/>2.016862869262695</text:p>
      <text:p text:style-name="P1"><text:s/>0.1426200866699219</text:p>
      <text:p text:style-name="P1"><text:s/>0.08676385879516602</text:p>
      <text:p text:style-name="P1"><text:s/>1.483304023742676</text:p>
      <text:p text:style-name="P1"><text:s/>0.08216691017150879</text:p>
      <text:p text:style-name="P1"><text:s/>0.08186507225036621</text:p>
      <text:p text:style-name="P1"><text:s/>0.03085184097290039</text:p>
      <text:p text:style-name="P1"><text:s/>0.1654398441314697</text:p>
      <text:p text:style-name="P1"><text:s/>0.01404500007629395</text:p>
      <text:p text:style-name="P1"><text:s/>0.02551484107971191</text:p>
      <text:p text:style-name="P1"><text:s/>0.07010984420776367</text:p>
      <text:p text:style-name="P1"><text:s/>0.0430450439453125</text:p>
      <text:p text:style-name="P1"><text:s/>1.129157781600952</text:p>
      <text:p text:style-name="P1"><text:s/>1.141907930374146</text:p>
      <text:p text:style-name="P1"><text:s/>0</text:p>
      <text:p text:style-name="P1"><text:s/>3.426995992660522</text:p>
      <text:p text:style-name="P1"><text:s/>1.46920108795166</text:p>
      <text:p text:style-name="P1"><text:s/>2.5259108543396</text:p>
      <text:p text:style-name="P1"><text:s/>0.4857621192932129</text:p>
      <text:p text:style-name="P1"><text:s/>0.6039440631866455</text:p>
      <text:p text:style-name="P1"><text:s/>0.2179191112518311</text:p>
      <text:p text:style-name="P1"><text:s/>0.1261320114135742</text:p>
      <text:p text:style-name="P1"><text:soft-page-break/><text:s/>0.3279898166656494</text:p>
      <text:p text:style-name="P1"><text:s/>0.4355068206787109</text:p>
      <text:p text:style-name="P1"><text:s/>0.2834811210632324</text:p>
      <text:p text:style-name="P1"><text:s/>0.4400789737701416</text:p>
      <text:p text:style-name="P1"><text:s/>0.3455049991607666</text:p>
      <text:p text:style-name="P1"><text:s/>0.1162259578704834</text:p>
      <text:p text:style-name="P1"><text:s/>0.215745210647583</text:p>
      <text:p text:style-name="P1"><text:s/>0.5519759654998779</text:p>
      <text:p text:style-name="P1"><text:s/>0.2274680137634277</text:p>
      <text:p text:style-name="P1"><text:s/>0.9573850631713867</text:p>
      <text:p text:style-name="P1"><text:s/>0.4171829223632812</text:p>
      <text:p text:style-name="P1"><text:s/>0.4393129348754883</text:p>
      <text:p text:style-name="P1"><text:s/>0.1991031169891357</text:p>
      <text:p text:style-name="P1"><text:s/>0.08693099021911621</text:p>
      <text:p text:style-name="P1"><text:s/>0.0602729320526123</text:p>
      <text:p text:style-name="P1"><text:s/>0.3719849586486816</text:p>
      <text:p text:style-name="P1"><text:s/>0.2991781234741211</text:p>
      <text:p text:style-name="P1"><text:s/>0.009790897369384766</text:p>
      <text:p text:style-name="P1"><text:s/>0.1037509441375732</text:p>
      <text:p text:style-name="P1"><text:s/>0.1542661190032959</text:p>
      <text:p text:style-name="P1"><text:s/>1.54338002204895</text:p>
      <text:p text:style-name="P1"><text:s/>0.1873781681060791</text:p>
      <text:p text:style-name="P1"><text:s/>0.1091399192810059</text:p>
      <text:p text:style-name="P1"><text:s/>0.148205041885376</text:p>
      <text:p text:style-name="P1"><text:s/>0.3791911602020264</text:p>
      <text:p text:style-name="P1"><text:s/>0.04313778877258301</text:p>
      <text:p text:style-name="P1"><text:s/>0.04768991470336914</text:p>
      <text:p text:style-name="P1"><text:s/>0.1487560272216797</text:p>
      <text:p text:style-name="P1"><text:s/>0.01507186889648438</text:p>
      <text:p text:style-name="P1"><text:s/>1.196754932403564</text:p>
      <text:p text:style-name="P1"><text:s/>0.05984306335449219</text:p>
      <text:p text:style-name="P1"><text:s/>0</text:p>
      <text:p text:style-name="P1"><text:s/>0.5744450092315674</text:p>
      <text:p text:style-name="P1"><text:s/>2.035913944244385</text:p>
      <text:p text:style-name="P1"><text:s/>0.2506260871887207</text:p>
      <text:p text:style-name="P1"><text:s/>0.3397600650787354</text:p>
      <text:p text:style-name="P1"><text:s/>0.3235089778900146</text:p>
      <text:p text:style-name="P1"><text:s/>0.4790420532226562</text:p>
      <text:p text:style-name="P1"><text:s/>0.1596829891204834</text:p>
      <text:p text:style-name="P1"><text:s/>1.53759503364563</text:p>
      <text:p text:style-name="P1"><text:s/>0.1650190353393555</text:p>
      <text:p text:style-name="P1"><text:s/>0.2880709171295166</text:p>
      <text:p text:style-name="P1"><text:s/>0.3461759090423584</text:p>
      <text:p text:style-name="P1"><text:s/>0.05881381034851074</text:p>
      <text:p text:style-name="P1"><text:s/>0.1545941829681396</text:p>
      <text:p text:style-name="P1"><text:s/>0.1834480762481689</text:p>
      <text:p text:style-name="P1"><text:s/>0.08125782012939453</text:p>
      <text:p text:style-name="P1"><text:s/>0.07028889656066895</text:p>
      <text:p text:style-name="P1"><text:s/>0.1944220066070557</text:p>
      <text:p text:style-name="P1"><text:s/>0.02530312538146973</text:p>
      <text:p text:style-name="P1"><text:s/>0.01393914222717285</text:p>
      <text:p text:style-name="P1"><text:s/>0.131464958190918</text:p>
      <text:p text:style-name="P1"><text:soft-page-break/><text:s/>0.727168083190918</text:p>
      <text:p text:style-name="P1"><text:s/>0.2937190532684326</text:p>
      <text:p text:style-name="P1"><text:s/>0.3346052169799805</text:p>
      <text:p text:style-name="P1"><text:s/>0.08107089996337891</text:p>
      <text:p text:style-name="P1"><text:s/>0.08671903610229492</text:p>
      <text:p text:style-name="P1"><text:s/>0.8912489414215088</text:p>
      <text:p text:style-name="P1"><text:s/>0.4334349632263184</text:p>
      <text:p text:style-name="P1"><text:s/>0.1151700019836426</text:p>
      <text:p text:style-name="P1"><text:s/>0.1986160278320312</text:p>
      <text:p text:style-name="P1"><text:s/>0.065032958984375</text:p>
      <text:p text:style-name="P1"><text:s/>0.075531005859375</text:p>
      <text:p text:style-name="P1"><text:s/>1.093747138977051</text:p>
      <text:p text:style-name="P1"><text:s/>0.3886089324951172</text:p>
      <text:p text:style-name="P1"><text:s/>0.05876016616821289</text:p>
      <text:p text:style-name="P1"><text:s/>0.05408000946044922</text:p>
      <text:p text:style-name="P1"><text:s/>0.2210969924926758</text:p>
      <text:p text:style-name="P1"><text:s/>0.07543683052062988</text:p>
      <text:p text:style-name="P1"><text:s/>0.3999288082122803</text:p>
      <text:p text:style-name="P1"><text:s/>0.3960590362548828</text:p>
      <text:p text:style-name="P1"><text:s/>1.502848148345947</text:p>
      <text:p text:style-name="P1"><text:s/>0.461298942565918</text:p>
      <text:p text:style-name="P1"><text:s/>0.05867505073547363</text:p>
      <text:p text:style-name="P1"><text:s/>0.109760046005249</text:p>
      <text:p text:style-name="P1"><text:s/>0.2713761329650879</text:p>
      <text:p text:style-name="P1"><text:s/>0.2041728496551514</text:p>
      <text:p text:style-name="P1"><text:s/>0.04757189750671387</text:p>
      <text:p text:style-name="P1"><text:s/>0.9593870639801025</text:p>
      <text:p text:style-name="P1"><text:s/>0.0699620246887207</text:p>
      <text:p text:style-name="P1"><text:s/>0.1257522106170654</text:p>
      <text:p text:style-name="P1"><text:s/>0.1425361633300781</text:p>
      <text:p text:style-name="P1"><text:s/>0.01955199241638184</text:p>
      <text:p text:style-name="P1"><text:s/>0.01948404312133789</text:p>
      <text:p text:style-name="P1"><text:s/>1.922276973724365</text:p>
      <text:p text:style-name="P1"><text:s/>0.08130311965942383</text:p>
      <text:p text:style-name="P1"><text:s/>0.1323070526123047</text:p>
      <text:p text:style-name="P1"><text:s/>1.45234203338623</text:p>
      <text:p text:style-name="P1"><text:s/>0.8592178821563721</text:p>
      <text:p text:style-name="P1"><text:s/>1.208085060119629</text:p>
      <text:p text:style-name="P1"><text:s/>0.3895118236541748</text:p>
      <text:p text:style-name="P1"><text:s/>0.2113630771636963</text:p>
      <text:p text:style-name="P1"><text:s/>1.286664009094238</text:p>
      <text:p text:style-name="P1"><text:s/>0.5005881786346436</text:p>
      <text:p text:style-name="P1"><text:s/>0.2098979949951172</text:p>
      <text:p text:style-name="P1"><text:s/>0.0245978832244873</text:p>
      <text:p text:style-name="P1"><text:s/>0.5436029434204102</text:p>
      <text:p text:style-name="P1"><text:s/>0.8272409439086914</text:p>
      <text:p text:style-name="P1"><text:s/>1.571591138839722</text:p>
      <text:p text:style-name="P1"><text:s/>0.2711629867553711</text:p>
      <text:p text:style-name="P1"><text:s/>0.3051929473876953</text:p>
      <text:p text:style-name="P1"><text:s/>1.518648862838745</text:p>
      <text:p text:style-name="P1"><text:s/>0.01956391334533691</text:p>
      <text:p text:style-name="P1"><text:s/>0.03073906898498535</text:p>
      <text:p text:style-name="P1"><text:soft-page-break/><text:s/>1.376662969589233</text:p>
      <text:p text:style-name="P1"><text:s/>0.004233837127685547</text:p>
      <text:p text:style-name="P1"><text:s/>0.06567096710205078</text:p>
      <text:p text:style-name="P1"><text:s/>0.06999015808105469</text:p>
      <text:p text:style-name="P1"><text:s/>0.255126953125</text:p>
      <text:p text:style-name="P1"><text:s/>0.1881649494171143</text:p>
      <text:p text:style-name="P1"><text:s/>0.2733280658721924</text:p>
      <text:p text:style-name="P1"><text:s/>0.1876761913299561</text:p>
      <text:p text:style-name="P1"><text:s/>0.2209699153900146</text:p>
      <text:p text:style-name="P1"><text:s/>1.285789012908936</text:p>
      <text:p text:style-name="P1"><text:s/>0.2047359943389893</text:p>
      <text:p text:style-name="P1"><text:s/>0.1827900409698486</text:p>
      <text:p text:style-name="P1"><text:s/>0.1484999656677246</text:p>
      <text:p text:style-name="P1"><text:s/>0.2939059734344482</text:p>
      <text:p text:style-name="P1"><text:s/>0.6419799327850342</text:p>
      <text:p text:style-name="P1"><text:s/>0.1988289356231689</text:p>
      <text:p text:style-name="P1"><text:s/>0.2439470291137695</text:p>
      <text:p text:style-name="P1"><text:s/>0.148472785949707</text:p>
      <text:p text:style-name="P1"><text:s/>0.105226993560791</text:p>
      <text:p text:style-name="P1"><text:s/>0.2436730861663818</text:p>
      <text:p text:style-name="P1"><text:s/>0.1375689506530762</text:p>
      <text:p text:style-name="P1"><text:s/>0.05721688270568848</text:p>
      <text:p text:style-name="P1"><text:s/>0.1596889495849609</text:p>
      <text:p text:style-name="P1"><text:s/>0.02020502090454102</text:p>
      <text:p text:style-name="P1"><text:s/>1.57256293296814</text:p>
      <text:p text:style-name="P1"><text:s/>0.009945869445800781</text:p>
      <text:p text:style-name="P1"><text:s/>0.05886101722717285</text:p>
      <text:p text:style-name="P1"><text:s/>1.207194089889526</text:p>
      <text:p text:style-name="P1"><text:s/>0.2678020000457764</text:p>
      <text:p text:style-name="P1"><text:s/>0.4230308532714844</text:p>
      <text:p text:style-name="P1"><text:s/>0.1091699600219727</text:p>
      <text:p text:style-name="P1"><text:s/>0.2444319725036621</text:p>
      <text:p text:style-name="P1"><text:s/>0.05884790420532227</text:p>
      <text:p text:style-name="P1"><text:s/>0.03718900680541992</text:p>
      <text:p text:style-name="P1"><text:s/>0.120485782623291</text:p>
      <text:p text:style-name="P1"><text:s/>0.1540870666503906</text:p>
      <text:p text:style-name="P1"><text:s/>0.08196902275085449</text:p>
      <text:p text:style-name="P1"><text:s/>0.2202050685882568</text:p>
      <text:p text:style-name="P1"><text:s/>0.1095809936523438</text:p>
      <text:p text:style-name="P1"><text:s/>0.03078603744506836</text:p>
      <text:p text:style-name="P1"><text:s/>0.3460168838500977</text:p>
      <text:p text:style-name="P1"><text:s/>0.4377779960632324</text:p>
      <text:p text:style-name="P1"><text:s/>1.821574926376343</text:p>
      <text:p text:style-name="P1"><text:s/>0.3014340400695801</text:p>
      <text:p text:style-name="P1"><text:s/>0.3386929035186768</text:p>
      <text:p text:style-name="P1"><text:s/>0.03645801544189453</text:p>
      <text:p text:style-name="P1"><text:s/>0.1820120811462402</text:p>
      <text:p text:style-name="P1"><text:s/>0.2567949295043945</text:p>
      <text:p text:style-name="P1"><text:s/>0.8423891067504883</text:p>
      <text:p text:style-name="P1"><text:s/>0.2324149608612061</text:p>
      <text:p text:style-name="P1"><text:s/>0.04773306846618652</text:p>
      <text:p text:style-name="P1"><text:s/>0.01364016532897949</text:p>
      <text:p text:style-name="P1"><text:soft-page-break/><text:s/>0.1763620376586914</text:p>
      <text:p text:style-name="P1"><text:s/>0.2896850109100342</text:p>
      <text:p text:style-name="P1"><text:s/>0.2604541778564453</text:p>
      <text:p text:style-name="P1"><text:s/>0.2640120983123779</text:p>
      <text:p text:style-name="P1"><text:s/>0.1224799156188965</text:p>
      <text:p text:style-name="P1"><text:s/>0.0435490608215332</text:p>
      <text:p text:style-name="P1"><text:s/>0.3238310813903809</text:p>
      <text:p text:style-name="P1"><text:s/>0.2214689254760742</text:p>
      <text:p text:style-name="P1"><text:s/>0.3498477935791016</text:p>
      <text:p text:style-name="P1"><text:s/>0.3444499969482422</text:p>
      <text:p text:style-name="P1"><text:s/>0.1780478954315186</text:p>
      <text:p text:style-name="P1"><text:s/>2.262356996536255</text:p>
      <text:p text:style-name="P1"><text:s/>0.299921989440918</text:p>
      <text:p text:style-name="P1"><text:s/>0.2888469696044922</text:p>
      <text:p text:style-name="P1"><text:s/>0.1650481224060059</text:p>
      <text:p text:style-name="P1"><text:s/>0.1260638236999512</text:p>
      <text:p text:style-name="P1"><text:s/>0.5086030960083008</text:p>
      <text:p text:style-name="P1"><text:s/>0.05874514579772949</text:p>
      <text:p text:style-name="P1"><text:s/>0.7035949230194092</text:p>
      <text:p text:style-name="P1"><text:s/>0.2440290451049805</text:p>
      <text:p text:style-name="P1"><text:s/>0.07570099830627441</text:p>
      <text:p text:style-name="P1"><text:s/>0.03160405158996582</text:p>
      <text:p text:style-name="P1"><text:s/>0.08255696296691895</text:p>
      <text:p text:style-name="P1"><text:s/>0.06618809700012207</text:p>
      <text:p text:style-name="P1"><text:s/>1.391721963882446</text:p>
      <text:p text:style-name="P1"><text:s/>0.09203982353210449</text:p>
      <text:p text:style-name="P1"><text:s/>0.1104409694671631</text:p>
      <text:p text:style-name="P1"><text:s/>0.03131008148193359</text:p>
      <text:p text:style-name="P1"><text:s/>0.0307459831237793</text:p>
      <text:p text:style-name="P1"><text:s/>1.300825834274292</text:p>
      <text:p text:style-name="P1"><text:s/>1.605470180511475</text:p>
      <text:p text:style-name="P1"><text:s/>0.07658505439758301</text:p>
      <text:p text:style-name="P1"><text:s/>0.08232808113098145</text:p>
      <text:p text:style-name="P1"><text:s/>1.610569000244141</text:p>
      <text:p text:style-name="P1"><text:s/>0.1208279132843018</text:p>
      <text:p text:style-name="P1"><text:s/>0.07689690589904785</text:p>
      <text:p text:style-name="P1"><text:s/>0.1485638618469238</text:p>
      <text:p text:style-name="P1"><text:s/>0.04836201667785645</text:p>
      <text:p text:style-name="P1"><text:s/>1.449205875396729</text:p>
      <text:p text:style-name="P1"><text:s/>1.466474056243896</text:p>
      <text:p text:style-name="P1"><text:s/>0.1652970314025879</text:p>
      <text:p text:style-name="P1"><text:s/>0.1430730819702148</text:p>
      <text:p text:style-name="P1"><text:s/>1.337430000305176</text:p>
      <text:p text:style-name="P1"><text:s/>0.02565097808837891</text:p>
      <text:p text:style-name="P1"><text:s/>0.1543080806732178</text:p>
      <text:p text:style-name="P1"><text:s/>0.1882281303405762</text:p>
      <text:p text:style-name="P1"><text:s/>0.07610297203063965</text:p>
      <text:p text:style-name="P1"><text:s/>0.04204583168029785</text:p>
      <text:p text:style-name="P1"><text:s/>0.008366107940673828</text:p>
      <text:p text:style-name="P1"><text:s/>0.04338884353637695</text:p>
      <text:p text:style-name="P1"><text:s/>1.317037105560303</text:p>
      <text:p text:style-name="P1"><text:s/>0.1430909633636475</text:p>
      <text:p text:style-name="P1"><text:soft-page-break/><text:s/>0.03634405136108398</text:p>
      <text:p text:style-name="P1"><text:s/>0.06018400192260742</text:p>
      <text:p text:style-name="P1"><text:s/>0.04767107963562012</text:p>
      <text:p text:style-name="P1"><text:s/>0.1482470035552979</text:p>
      <text:p text:style-name="P1"><text:s/>1.186473846435547</text:p>
      <text:p text:style-name="P1"><text:s/>0.5410521030426025</text:p>
      <text:p text:style-name="P1"><text:s/>0.2896039485931396</text:p>
      <text:p text:style-name="P1"><text:s/>0.2174310684204102</text:p>
      <text:p text:style-name="P1"><text:s/>0.9656710624694824</text:p>
      <text:p text:style-name="P1"><text:s/>0.222769021987915</text:p>
      <text:p text:style-name="P1"><text:s/>0.2277719974517822</text:p>
      <text:p text:style-name="P1"><text:s/>0.3790879249572754</text:p>
      <text:p text:style-name="P1"><text:s/>0.2270548343658447</text:p>
      <text:p text:style-name="P1"><text:s/>0.1383259296417236</text:p>
      <text:p text:style-name="P1"><text:s/>0.1612648963928223</text:p>
      <text:p text:style-name="P1"><text:s/>0.160679817199707</text:p>
      <text:p text:style-name="P1"><text:s/>0.2211790084838867</text:p>
      <text:p text:style-name="P1"><text:s/>0.2785980701446533</text:p>
      <text:p text:style-name="P1"><text:s/>0.1944470405578613</text:p>
      <text:p text:style-name="P1"><text:s/>0.1889991760253906</text:p>
      <text:p text:style-name="P1"><text:s/>0.1038639545440674</text:p>
      <text:p text:style-name="P1"><text:s/>0.1818180084228516</text:p>
      <text:p text:style-name="P1"><text:s/>0.3339049816131592</text:p>
      <text:p text:style-name="P1"><text:s/>0.3969018459320068</text:p>
      <text:p text:style-name="P1"><text:s/>0.08684492111206055</text:p>
      <text:p text:style-name="P1"><text:s/>0.1607611179351807</text:p>
      <text:p text:style-name="P1"><text:s/>0.2167720794677734</text:p>
      <text:p text:style-name="P1"><text:s/>0.3794400691986084</text:p>
      <text:p text:style-name="P1"><text:s/>0.3895480632781982</text:p>
      <text:p text:style-name="P1"><text:s/>0.1486039161682129</text:p>
      <text:p text:style-name="P1"><text:s/>0.11586594581604</text:p>
      <text:p text:style-name="P1"><text:s/>0.1719100475311279</text:p>
      <text:p text:style-name="P1"><text:s/>0.2937901020050049</text:p>
      <text:p text:style-name="P1"><text:s/>0.1091201305389404</text:p>
      <text:p text:style-name="P1"><text:s/>1.272424936294556</text:p>
      <text:p text:style-name="P1"><text:s/>3.454063892364502</text:p>
      <text:p text:style-name="P1"><text:s/>0.1162040233612061</text:p>
      <text:p text:style-name="P1"><text:s/>0.04328799247741699</text:p>
      <text:p text:style-name="P1"><text:s/>0.3553040027618408</text:p>
      <text:p text:style-name="P1"><text:s/>0.2545759677886963</text:p>
      <text:p text:style-name="P1"><text:s/>0.2042269706726074</text:p>
      <text:p text:style-name="P1"><text:s/>0.2546689510345459</text:p>
      <text:p text:style-name="P1"><text:s/>0.1269869804382324</text:p>
      <text:p text:style-name="P1"><text:s/>0.2367148399353027</text:p>
      <text:p text:style-name="P1"><text:s/>0.2216699123382568</text:p>
      <text:p text:style-name="P1"><text:s/>0.02575802803039551</text:p>
      <text:p text:style-name="P1"><text:s/>0.01960206031799316</text:p>
      <text:p text:style-name="P1"><text:s/>0.1595821380615234</text:p>
      <text:p text:style-name="P1"><text:s/>0.0761568546295166</text:p>
      <text:p text:style-name="P1"><text:s/>1.499598979949951</text:p>
      <text:p text:style-name="P1"><text:s/>0.3168020248413086</text:p>
      <text:p text:style-name="P1"><text:s/>0.4797530174255371</text:p>
      <text:p text:style-name="P1"><text:soft-page-break/><text:s/>1.168024063110352</text:p>
      <text:p text:style-name="P1"><text:s/>0.551638126373291</text:p>
      <text:p text:style-name="P1"><text:s/>0.4901909828186035</text:p>
      <text:p text:style-name="P1"><text:s/>0.3568320274353027</text:p>
      <text:p text:style-name="P1"><text:s/>0.8272089958190918</text:p>
      <text:p text:style-name="P1"><text:s/>0.07557201385498047</text:p>
      <text:p text:style-name="P1"><text:s/>0.1259109973907471</text:p>
      <text:p text:style-name="P1"><text:s/>0.05970501899719238</text:p>
      <text:p text:style-name="P1"><text:s/>0.07563114166259766</text:p>
      <text:p text:style-name="P1"><text:s/>0.008355140686035156</text:p>
      <text:p text:style-name="P1"><text:s/>0.2884600162506104</text:p>
      <text:p text:style-name="P1"><text:s/>0.4507670402526855</text:p>
      <text:p text:style-name="P1"><text:s/>0.1097149848937988</text:p>
      <text:p text:style-name="P1"><text:s/>1.127262115478516</text:p>
      <text:p text:style-name="P1"><text:s/>0.1369459629058838</text:p>
      <text:p text:style-name="P1"><text:s/>0.02624893188476562</text:p>
      <text:p text:style-name="P1"><text:s/>0.2604250907897949</text:p>
      <text:p text:style-name="P1"><text:s/>0.2668581008911133</text:p>
      <text:p text:style-name="P1"><text:s/>0.4224069118499756</text:p>
      <text:p text:style-name="P1"><text:s/>0.333082914352417</text:p>
      <text:p text:style-name="P1"><text:s/>0.4744629859924316</text:p>
      <text:p text:style-name="P1"><text:s/>0.3620429039001465</text:p>
      <text:p text:style-name="P1"><text:s/>0.3114218711853027</text:p>
      <text:p text:style-name="P1"><text:s/>0.05910420417785645</text:p>
      <text:p text:style-name="P1"><text:s/>0.1430249214172363</text:p>
      <text:p text:style-name="P1"><text:s/>0.3951740264892578</text:p>
      <text:p text:style-name="P1"><text:s/>0.42848801612854</text:p>
      <text:p text:style-name="P1"><text:s/>0.1203291416168213</text:p>
      <text:p text:style-name="P1"><text:s/>0.2719910144805908</text:p>
      <text:p text:style-name="P1"><text:s/>0.1834449768066406</text:p>
      <text:p text:style-name="P1"><text:s/>0.4292359352111816</text:p>
      <text:p text:style-name="P1"><text:s/>0.1036319732666016</text:p>
      <text:p text:style-name="P1"><text:s/>0.1049280166625977</text:p>
      <text:p text:style-name="P1"><text:s/>0.02096295356750488</text:p>
      <text:p text:style-name="P1"><text:s/>1.444583892822266</text:p>
      <text:p text:style-name="P1"><text:s/>0.1385560035705566</text:p>
      <text:p text:style-name="P1"><text:s/>0.08824896812438965</text:p>
      <text:p text:style-name="P1"><text:s/>0.01432704925537109</text:p>
      <text:p text:style-name="P1"><text:s/>0.0154271125793457</text:p>
      <text:p text:style-name="P1"><text:s/>1.074235916137695</text:p>
      <text:p text:style-name="P1"><text:s/>0.0370938777923584</text:p>
      <text:p text:style-name="P1"><text:s/>1.235754013061523</text:p>
      <text:p text:style-name="P1"><text:s/>0.1488909721374512</text:p>
      <text:p text:style-name="P1"><text:s/>0.1884279251098633</text:p>
      <text:p text:style-name="P1"><text:s/>0.4174258708953857</text:p>
      <text:p text:style-name="P1"><text:s/>0.1485810279846191</text:p>
      <text:p text:style-name="P1"><text:s/>0.3625469207763672</text:p>
      <text:p text:style-name="P1"/>
      <text:p text:style-name="P1"/>
      <text:p text:style-name="P1"># name: avgTeste</text:p>
      <text:p text:style-name="P1"># type: scalar</text:p>
      <text:p text:style-name="P1">0.3285422191619873</text:p>
      <text:p text:style-name="P1"><text:soft-page-break/></text:p>
      <text:p text:style-name="P1"/>
      <text:p text:style-name="P1"># name: antecipatedresponseT</text:p>
      <text:p text:style-name="P1"># type: matrix</text:p>
      <text:p text:style-name="P1"># rows: 1</text:p>
      <text:p text:style-name="P1"># columns: 2</text:p>
      <text:p text:style-name="P1"><text:s/>3 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7T20:03:57.109041080</dc:date>
    <meta:editing-duration>PT12M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06" meta:paragraph-count="3882" meta:word-count="9360" meta:character-count="55570" meta:non-whitespace-character-count="46976"/>
  </office:meta>
</office:document-meta>
</file>